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.053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08T00:50:19.87">
            <text:p>2021/7/8 0:50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8T00:50:19.93">
            <text:p>2021/7/8 0:50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08T00:50:19.93">
            <text:p>2021/7/8 0:50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8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4"/>
        <table:table-column table:style-name="co1" table:default-cell-style-name="ce22"/>
        <table:table-column table:style-name="co13" table:default-cell-style-name="ce22"/>
        <table:table-column table:style-name="co14" table:default-cell-style-name="ce22"/>
        <table:table-column table:style-name="co13" table:default-cell-style-name="ce22"/>
        <table:table-column table:style-name="co14" table:default-cell-style-name="ce18"/>
        <table:table-column table:style-name="co15" table:default-cell-style-name="ce18"/>
        <table:table-column table:style-name="co5" table:default-cell-style-name="ce18"/>
        <table:table-column table:style-name="co16" table:number-columns-repeated="2" table:default-cell-style-name="ce18"/>
        <table:table-column table:style-name="co17" table:default-cell-style-name="ce18"/>
        <table:table-column table:style-name="co18" table:number-columns-repeated="3" table:default-cell-style-name="ce18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3">
          <table:table-cell table:style-name="ce4" table:formula="of:=CONCATENATE(&quot;sn(&quot;;MAX(list_of_id_numbers);&quot;)&quot;;&quot;/&quot;;&quot;sn(&quot;;MAX(list_of_id_numbers);&quot;)&quot;)" office:value-type="string" office:string-value="sn(100)/sn(100)">
            <text:p>sn(100)/sn(100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office:annotation draw:style-name="gr3" draw:text-style-name="P1" svg:width="2.899cm" svg:height="0.991cm" svg:x="41.033cm" svg:y="0cm" draw:caption-point-x="-0.61cm" draw:caption-point-y="0.01cm">
              <dc:creator>ik</dc:creator>
              <dc:date>2021-07-08T00:00:00</dc:date>
              <text:p text:style-name="P1">* 또 마시고 싶다.</text:p>
              <text:p text:style-name="P1"># 나쁘지 않다.</text:p>
            </office:annotation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table:formula="of:=[.N2]" office:value-type="string" office:string-value="A">
            <text:p>A</text:p>
          </table:table-cell>
          <table:table-cell table:formula="of:=VLOOKUP([.J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B">
            <text:p>B</text:p>
          </table:table-cell>
          <table:table-cell table:formula="of:=RIGHT([.E2];1)" office:value-type="string" office:string-value="B">
            <text:p>B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string" office:string-value="ローズマリー">
            <text:p>ローズマリー</text:p>
          </table:table-cell>
          <table:table-cell table:formula="of:=VLOOKUP([.P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table:formula="of:=[.P3]" office:value-type="string" office:string-value="C">
            <text:p>C</text:p>
          </table:table-cell>
          <table:table-cell table:formula="of:=VLOOKUP([.J3];entries_item_list_3;2)" office:value-type="string" office:string-value="オオバ">
            <text:p>オオバ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C">
            <text:p>C</text:p>
          </table:table-cell>
          <table:table-cell table:formula="of:=RIGHT([.E3];1)" office:value-type="string" office:string-value="C">
            <text:p>C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オオバ">
            <text:p>オオバ</text:p>
          </table:table-cell>
          <table:table-cell table:formula="of:=VLOOKUP([.P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2:1</text:p>
          </table:table-cell>
          <table:table-cell office:value-type="string">
            <text:p>BC-2:1</text:p>
          </table:table-cell>
          <table:table-cell table:number-columns-repeated="2"/>
          <table:table-cell table:formula="of:=[.N4]" office:value-type="string" office:string-value="B">
            <text:p>B</text:p>
          </table:table-cell>
          <table:table-cell table:formula="of:=VLOOKUP([.J4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4];1)" office:value-type="string" office:string-value="B">
            <text:p>B</text:p>
          </table:table-cell>
          <table:table-cell table:formula="of:=MID([.E4];2;1)" office:value-type="string" office:string-value="C">
            <text:p>C</text:p>
          </table:table-cell>
          <table:table-cell table:formula="of:=RIGHT([.E4];1)" office:value-type="string" office:string-value="C">
            <text:p>C</text:p>
          </table:table-cell>
          <table:table-cell table:formula="of:=VLOOKUP([.N4];entries_item_list_3;2)" office:value-type="string" office:string-value="ローズマリー">
            <text:p>ローズマリー</text:p>
          </table:table-cell>
          <table:table-cell table:formula="of:=VLOOKUP([.O4];entries_item_list_3;2)" office:value-type="string" office:string-value="オオバ">
            <text:p>オオバ</text:p>
          </table:table-cell>
          <table:table-cell table:formula="of:=VLOOKUP([.P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2</text:p>
          </table:table-cell>
          <table:table-cell office:value-type="string">
            <text:p>AB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3" office:value-type="string">
            <text:p>1:1:1</text:p>
          </table:table-cell>
          <table:table-cell office:value-type="string">
            <text:p>ABC-1: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6];entries_item_list_3;2)" office:value-type="string" office:string-value="オオバ">
            <text:p>オオバ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C">
            <text:p>C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8];entries_item_list_3;2)" office:value-type="string" office:string-value="オオバ">
            <text:p>オオバ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C">
            <text:p>C</text:p>
          </table:table-cell>
          <table:table-cell table:formula="of:=RIGHT([.E8];1)" office:value-type="string" office:string-value="C">
            <text:p>C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オオバ">
            <text:p>オオバ</text:p>
          </table:table-cell>
          <table:table-cell table:formula="of:=VLOOKUP([.P8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1:1</text:p>
          </table:table-cell>
          <table:table-cell office:value-type="string">
            <text:p>BC-1:1</text:p>
          </table:table-cell>
          <table:table-cell table:number-columns-repeated="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B">
            <text:p>B</text:p>
          </table:table-cell>
          <table:table-cell table:formula="of:=MID([.E9];2;1)" office:value-type="string" office:string-value="C">
            <text:p>C</text:p>
          </table:table-cell>
          <table:table-cell table:formula="of:=RIGHT([.E9];1)" office:value-type="string" office:string-value="C">
            <text:p>C</text:p>
          </table:table-cell>
          <table:table-cell table:formula="of:=VLOOKUP([.N9];entries_item_list_3;2)" office:value-type="string" office:string-value="ローズマリー">
            <text:p>ローズマリー</text:p>
          </table:table-cell>
          <table:table-cell table:formula="of:=VLOOKUP([.O9];entries_item_list_3;2)" office:value-type="string" office:string-value="オオバ">
            <text:p>オオバ</text:p>
          </table:table-cell>
          <table:table-cell table:formula="of:=VLOOKUP([.P9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10];entries_item_list_3;2)" office:value-type="float" office:value="0">
            <text:p>#N/A</text:p>
          </table:table-cell>
          <table:table-cell table:number-columns-repeated="2"/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B">
            <text:p>B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オオバ">
            <text:p>オオバ</text:p>
          </table:table-cell>
          <table:table-cell table:formula="of:=VLOOKUP([.P14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15];entries_item_list_3;2)" office:value-type="float" office:value="0">
            <text:p>#N/A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B">
            <text:p>B</text:p>
          </table:table-cell>
          <table:table-cell table:formula="of:=RIGHT([.E15];1)" office:value-type="string" office:string-value="B">
            <text:p>B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ローズマリー">
            <text:p>ローズマリー</text:p>
          </table:table-cell>
          <table:table-cell table:formula="of:=VLOOKUP([.P15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B">
            <text:p>B</text:p>
          </table:table-cell>
          <table:table-cell table:formula="of:=RIGHT([.E16];1)" office:value-type="string" office:string-value="B">
            <text:p>B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ローズマリー">
            <text:p>ローズマリー</text:p>
          </table:table-cell>
          <table:table-cell table:formula="of:=VLOOKUP([.P16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 table:number-columns-repeated="2"/>
          <table:table-cell/>
          <table:table-cell table:formula="of:=VLOOKUP([.J17];entries_item_list_3;2)" office:value-type="float" office:value="0">
            <text:p>#N/A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X">
            <text:p>X</text:p>
          </table:table-cell>
          <table:table-cell table:formula="of:=RIGHT([.E17];1)" office:value-type="string" office:string-value="X">
            <text:p>X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焼酎">
            <text:p>焼酎</text:p>
          </table:table-cell>
          <table:table-cell table:formula="of:=VLOOKUP([.P17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 table:number-columns-repeated="2"/>
          <table:table-cell/>
          <table:table-cell table:formula="of:=VLOOKUP([.J18];entries_item_list_3;2)" office:value-type="float" office:value="0">
            <text:p>#N/A</text:p>
          </table:table-cell>
          <table:table-cell table:number-columns-repeated="2"/>
          <table:table-cell table:formula="of:=LEFT([.E18];1)" office:value-type="string" office:string-value="B">
            <text:p>B</text:p>
          </table:table-cell>
          <table:table-cell table:formula="of:=MID([.E18];2;1)" office:value-type="string" office:string-value="X">
            <text:p>X</text:p>
          </table:table-cell>
          <table:table-cell table:formula="of:=RIGHT([.E18];1)" office:value-type="string" office:string-value="X">
            <text:p>X</text:p>
          </table:table-cell>
          <table:table-cell table:formula="of:=VLOOKUP([.N18];entries_item_list_3;2)" office:value-type="string" office:string-value="ローズマリー">
            <text:p>ローズマリー</text:p>
          </table:table-cell>
          <table:table-cell table:formula="of:=VLOOKUP([.O18];entries_item_list_3;2)" office:value-type="string" office:string-value="焼酎">
            <text:p>焼酎</text:p>
          </table:table-cell>
          <table:table-cell table:formula="of:=VLOOKUP([.P18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19];entries_item_list_3;2)" office:value-type="float" office:value="0">
            <text:p>#N/A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X">
            <text:p>X</text:p>
          </table:table-cell>
          <table:table-cell table:formula="of:=RIGHT([.E19];1)" office:value-type="string" office:string-value="X">
            <text:p>X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焼酎">
            <text:p>焼酎</text:p>
          </table:table-cell>
          <table:table-cell table:formula="of:=VLOOKUP([.P19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20];entries_item_list_3;2)" office:value-type="float" office:value="0">
            <text:p>#N/A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X">
            <text:p>X</text:p>
          </table:table-cell>
          <table:table-cell table:formula="of:=RIGHT([.E20];1)" office:value-type="string" office:string-value="X">
            <text:p>X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焼酎">
            <text:p>焼酎</text:p>
          </table:table-cell>
          <table:table-cell table:formula="of:=VLOOKUP([.P20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1];entries_item_list_3;2)" office:value-type="string" office:string-value="赤紫蘇">
            <text:p>赤紫蘇</text:p>
          </table:table-cell>
          <table:table-cell table:number-columns-repeated="2"/>
          <table:table-cell table:formula="of:=LEFT([.E21];1)" office:value-type="string" office:string-value="D">
            <text:p>D</text:p>
          </table:table-cell>
          <table:table-cell table:formula="of:=MID([.E21];2;1)">
            <text:p/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赤紫蘇">
            <text:p>赤紫蘇</text:p>
          </table:table-cell>
          <table:table-cell table:formula="of:=VLOOKUP([.O21];entries_item_list_3;2)" office:value-type="float" office:value="0">
            <text:p>#N/A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2];entries_item_list_3;2)" office:value-type="string" office:string-value="赤紫蘇">
            <text:p>赤紫蘇</text:p>
          </table:table-cell>
          <table:table-cell table:number-columns-repeated="2"/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23];entries_item_list_3;2)" office:value-type="float" office:value="0">
            <text:p>#N/A</text:p>
          </table:table-cell>
          <table:table-cell table:number-columns-repeated="2"/>
          <table:table-cell table:formula="of:=LEFT([.E23];1)" office:value-type="string" office:string-value="D">
            <text:p>D</text:p>
          </table:table-cell>
          <table:table-cell table:formula="of:=MID([.E23];2;1)" office:value-type="string" office:string-value="E">
            <text:p>E</text:p>
          </table:table-cell>
          <table:table-cell table:formula="of:=RIGHT([.E23];1)" office:value-type="string" office:string-value="E">
            <text:p>E</text:p>
          </table:table-cell>
          <table:table-cell table:formula="of:=VLOOKUP([.N23];entries_item_list_3;2)" office:value-type="string" office:string-value="赤紫蘇">
            <text:p>赤紫蘇</text:p>
          </table:table-cell>
          <table:table-cell table:formula="of:=VLOOKUP([.O23];entries_item_list_3;2)" office:value-type="string" office:string-value="生姜">
            <text:p>生姜</text:p>
          </table:table-cell>
          <table:table-cell table:formula="of:=VLOOKUP([.P23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24];entries_item_list_3;2)" office:value-type="string" office:string-value="ディル">
            <text:p>ディル</text:p>
          </table:table-cell>
          <table:table-cell table:number-columns-repeated="2"/>
          <table:table-cell table:formula="of:=LEFT([.E24];1)" office:value-type="string" office:string-value="E">
            <text:p>E</text:p>
          </table:table-cell>
          <table:table-cell table:formula="of:=MID([.E24];2;1)" office:value-type="string" office:string-value="F">
            <text:p>F</text:p>
          </table:table-cell>
          <table:table-cell table:formula="of:=RIGHT([.E24];1)" office:value-type="string" office:string-value="F">
            <text:p>F</text:p>
          </table:table-cell>
          <table:table-cell table:formula="of:=VLOOKUP([.N24];entries_item_list_3;2)" office:value-type="string" office:string-value="生姜">
            <text:p>生姜</text:p>
          </table:table-cell>
          <table:table-cell table:formula="of:=VLOOKUP([.O24];entries_item_list_3;2)" office:value-type="string" office:string-value="ディル">
            <text:p>ディル</text:p>
          </table:table-cell>
          <table:table-cell table:formula="of:=VLOOKUP([.P24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5];entries_item_list_3;2)" office:value-type="string" office:string-value="赤紫蘇">
            <text:p>赤紫蘇</text:p>
          </table:table-cell>
          <table:table-cell table:number-columns-repeated="2"/>
          <table:table-cell table:formula="of:=LEFT([.E25];1)" office:value-type="string" office:string-value="B">
            <text:p>B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ローズマリー">
            <text:p>ローズマリー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27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27];1)" office:value-type="string" office:string-value="B">
            <text:p>B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ローズマリー">
            <text:p>ローズマリー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28];entries_item_list_3;2)" office:value-type="float" office:value="0">
            <text:p>#N/A</text:p>
          </table:table-cell>
          <table:table-cell table:number-columns-repeated="2"/>
          <table:table-cell table:formula="of:=LEFT([.E28];1)" office:value-type="string" office:string-value="D">
            <text:p>D</text:p>
          </table:table-cell>
          <table:table-cell table:formula="of:=MID([.E28];2;1)" office:value-type="string" office:string-value="F">
            <text:p>F</text:p>
          </table:table-cell>
          <table:table-cell table:formula="of:=RIGHT([.E28];1)" office:value-type="string" office:string-value="F">
            <text:p>F</text:p>
          </table:table-cell>
          <table:table-cell table:formula="of:=VLOOKUP([.N28];entries_item_list_3;2)" office:value-type="string" office:string-value="赤紫蘇">
            <text:p>赤紫蘇</text:p>
          </table:table-cell>
          <table:table-cell table:formula="of:=VLOOKUP([.O28];entries_item_list_3;2)" office:value-type="string" office:string-value="ディル">
            <text:p>ディル</text:p>
          </table:table-cell>
          <table:table-cell table:formula="of:=VLOOKUP([.P28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29];entries_item_list_3;2)" office:value-type="string" office:string-value="セージ">
            <text:p>セージ</text:p>
          </table:table-cell>
          <table:table-cell table:number-columns-repeated="2"/>
          <table:table-cell table:formula="of:=LEFT([.E29];1)" office:value-type="string" office:string-value="D">
            <text:p>D</text:p>
          </table:table-cell>
          <table:table-cell table:formula="of:=MID([.E29];2;1)" office:value-type="string" office:string-value="G">
            <text:p>G</text:p>
          </table:table-cell>
          <table:table-cell table:formula="of:=RIGHT([.E29];1)" office:value-type="string" office:string-value="G">
            <text:p>G</text:p>
          </table:table-cell>
          <table:table-cell table:formula="of:=VLOOKUP([.N29];entries_item_list_3;2)" office:value-type="string" office:string-value="赤紫蘇">
            <text:p>赤紫蘇</text:p>
          </table:table-cell>
          <table:table-cell table:formula="of:=VLOOKUP([.O29];entries_item_list_3;2)" office:value-type="string" office:string-value="セージ">
            <text:p>セージ</text:p>
          </table:table-cell>
          <table:table-cell table:formula="of:=VLOOKUP([.P2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G">
            <text:p>G</text:p>
          </table:table-cell>
          <table:table-cell table:formula="of:=RIGHT([.E30];1)" office:value-type="string" office:string-value="G">
            <text:p>G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セージ">
            <text:p>セージ</text:p>
          </table:table-cell>
          <table:table-cell table:formula="of:=VLOOKUP([.P30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1];entries_item_list_3;2)" office:value-type="string" office:string-value="ディル">
            <text:p>ディル</text:p>
          </table:table-cell>
          <table:table-cell table:number-columns-repeated="2"/>
          <table:table-cell table:formula="of:=LEFT([.E31];1)" office:value-type="string" office:string-value="F">
            <text:p>F</text:p>
          </table:table-cell>
          <table:table-cell table:formula="of:=MID([.E31];2;1)" office:value-type="string" office:string-value="G">
            <text:p>G</text:p>
          </table:table-cell>
          <table:table-cell table:formula="of:=RIGHT([.E31];1)" office:value-type="string" office:string-value="G">
            <text:p>G</text:p>
          </table:table-cell>
          <table:table-cell table:formula="of:=VLOOKUP([.N31];entries_item_list_3;2)" office:value-type="string" office:string-value="ディル">
            <text:p>ディル</text:p>
          </table:table-cell>
          <table:table-cell table:formula="of:=VLOOKUP([.O31];entries_item_list_3;2)" office:value-type="string" office:string-value="セージ">
            <text:p>セージ</text:p>
          </table:table-cell>
          <table:table-cell table:formula="of:=VLOOKUP([.P31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2];entries_item_list_3;2)" office:value-type="string" office:string-value="ディル">
            <text:p>ディル</text:p>
          </table:table-cell>
          <table:table-cell table:number-columns-repeated="2"/>
          <table:table-cell table:formula="of:=LEFT([.E32];1)" office:value-type="string" office:string-value="D">
            <text:p>D</text:p>
          </table:table-cell>
          <table:table-cell table:formula="of:=MID([.E32];2;1)" office:value-type="string" office:string-value="F">
            <text:p>F</text:p>
          </table:table-cell>
          <table:table-cell table:formula="of:=RIGHT([.E32];1)" office:value-type="string" office:string-value="F">
            <text:p>F</text:p>
          </table:table-cell>
          <table:table-cell table:formula="of:=VLOOKUP([.N32];entries_item_list_3;2)" office:value-type="string" office:string-value="赤紫蘇">
            <text:p>赤紫蘇</text:p>
          </table:table-cell>
          <table:table-cell table:formula="of:=VLOOKUP([.O32];entries_item_list_3;2)" office:value-type="string" office:string-value="ディル">
            <text:p>ディル</text:p>
          </table:table-cell>
          <table:table-cell table:formula="of:=VLOOKUP([.P32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 table:number-columns-repeated="2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3];entries_item_list_3;2)" office:value-type="string" office:string-value="セージ">
            <text:p>セージ</text:p>
          </table:table-cell>
          <table:table-cell table:number-columns-repeated="2"/>
          <table:table-cell table:formula="of:=LEFT([.E33];1)" office:value-type="string" office:string-value="D">
            <text:p>D</text:p>
          </table:table-cell>
          <table:table-cell table:formula="of:=MID([.E33];2;1)" office:value-type="string" office:string-value="G">
            <text:p>G</text:p>
          </table:table-cell>
          <table:table-cell table:formula="of:=RIGHT([.E33];1)" office:value-type="string" office:string-value="G">
            <text:p>G</text:p>
          </table:table-cell>
          <table:table-cell table:formula="of:=VLOOKUP([.N33];entries_item_list_3;2)" office:value-type="string" office:string-value="赤紫蘇">
            <text:p>赤紫蘇</text:p>
          </table:table-cell>
          <table:table-cell table:formula="of:=VLOOKUP([.O33];entries_item_list_3;2)" office:value-type="string" office:string-value="セージ">
            <text:p>セージ</text:p>
          </table:table-cell>
          <table:table-cell table:formula="of:=VLOOKUP([.P33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4];entries_item_list_3;2)" office:value-type="string" office:string-value="ディル">
            <text:p>ディル</text:p>
          </table:table-cell>
          <table:table-cell table:number-columns-repeated="2"/>
          <table:table-cell table:formula="of:=LEFT([.E34];1)" office:value-type="string" office:string-value="D">
            <text:p>D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N34];entries_item_list_3;2)" office:value-type="string" office:string-value="赤紫蘇">
            <text:p>赤紫蘇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5];entries_item_list_3;2)" office:value-type="string" office:string-value="セージ">
            <text:p>セージ</text:p>
          </table:table-cell>
          <table:table-cell table:number-columns-repeated="2"/>
          <table:table-cell table:formula="of:=LEFT([.E35];1)" office:value-type="string" office:string-value="D">
            <text:p>D</text:p>
          </table:table-cell>
          <table:table-cell table:formula="of:=MID([.E35];2;1)" office:value-type="string" office:string-value="G">
            <text:p>G</text:p>
          </table:table-cell>
          <table:table-cell table:formula="of:=RIGHT([.E35];1)" office:value-type="string" office:string-value="G">
            <text:p>G</text:p>
          </table:table-cell>
          <table:table-cell table:formula="of:=VLOOKUP([.N35];entries_item_list_3;2)" office:value-type="string" office:string-value="赤紫蘇">
            <text:p>赤紫蘇</text:p>
          </table:table-cell>
          <table:table-cell table:formula="of:=VLOOKUP([.O35];entries_item_list_3;2)" office:value-type="string" office:string-value="セージ">
            <text:p>セージ</text:p>
          </table:table-cell>
          <table:table-cell table:formula="of:=VLOOKUP([.P35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6];entries_item_list_3;2)" office:value-type="string" office:string-value="ディル">
            <text:p>ディル</text:p>
          </table:table-cell>
          <table:table-cell table:number-columns-repeated="2"/>
          <table:table-cell table:formula="of:=LEFT([.E36];1)" office:value-type="string" office:string-value="F">
            <text:p>F</text:p>
          </table:table-cell>
          <table:table-cell table:formula="of:=MID([.E36];2;1)" office:value-type="string" office:string-value="G">
            <text:p>G</text:p>
          </table:table-cell>
          <table:table-cell table:formula="of:=RIGHT([.E36];1)" office:value-type="string" office:string-value="G">
            <text:p>G</text:p>
          </table:table-cell>
          <table:table-cell table:formula="of:=VLOOKUP([.N36];entries_item_list_3;2)" office:value-type="string" office:string-value="ディル">
            <text:p>ディル</text:p>
          </table:table-cell>
          <table:table-cell table:formula="of:=VLOOKUP([.O36];entries_item_list_3;2)" office:value-type="string" office:string-value="セージ">
            <text:p>セージ</text:p>
          </table:table-cell>
          <table:table-cell table:formula="of:=VLOOKUP([.P36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37];entries_item_list_3;2)" office:value-type="float" office:value="0">
            <text:p>#N/A</text:p>
          </table:table-cell>
          <table:table-cell table:number-columns-repeated="2"/>
          <table:table-cell table:formula="of:=LEFT([.E37];1)" office:value-type="string" office:string-value="G">
            <text:p>G</text:p>
          </table:table-cell>
          <table:table-cell table:formula="of:=MID([.E37];2;1)" office:value-type="string" office:string-value="X">
            <text:p>X</text:p>
          </table:table-cell>
          <table:table-cell table:formula="of:=RIGHT([.E37];1)" office:value-type="string" office:string-value="X">
            <text:p>X</text:p>
          </table:table-cell>
          <table:table-cell table:formula="of:=VLOOKUP([.N37];entries_item_list_3;2)" office:value-type="string" office:string-value="セージ">
            <text:p>セージ</text:p>
          </table:table-cell>
          <table:table-cell table:formula="of:=VLOOKUP([.O37];entries_item_list_3;2)" office:value-type="string" office:string-value="焼酎">
            <text:p>焼酎</text:p>
          </table:table-cell>
          <table:table-cell table:formula="of:=VLOOKUP([.P37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 table:number-columns-repeated="2"/>
          <table:table-cell/>
          <table:table-cell table:formula="of:=VLOOKUP([.J38];entries_item_list_3;2)" office:value-type="float" office:value="0">
            <text:p>#N/A</text:p>
          </table:table-cell>
          <table:table-cell table:number-columns-repeated="2"/>
          <table:table-cell table:formula="of:=LEFT([.E38];1)" office:value-type="string" office:string-value="D">
            <text:p>D</text:p>
          </table:table-cell>
          <table:table-cell table:formula="of:=MID([.E38];2;1)" office:value-type="string" office:string-value="X">
            <text:p>X</text:p>
          </table:table-cell>
          <table:table-cell table:formula="of:=RIGHT([.E38];1)" office:value-type="string" office:string-value="X">
            <text:p>X</text:p>
          </table:table-cell>
          <table:table-cell table:formula="of:=VLOOKUP([.N38];entries_item_list_3;2)" office:value-type="string" office:string-value="赤紫蘇">
            <text:p>赤紫蘇</text:p>
          </table:table-cell>
          <table:table-cell table:formula="of:=VLOOKUP([.O38];entries_item_list_3;2)" office:value-type="string" office:string-value="焼酎">
            <text:p>焼酎</text:p>
          </table:table-cell>
          <table:table-cell table:formula="of:=VLOOKUP([.P38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39];entries_item_list_3;2)" office:value-type="float" office:value="0">
            <text:p>#N/A</text:p>
          </table:table-cell>
          <table:table-cell table:number-columns-repeated="2"/>
          <table:table-cell table:formula="of:=LEFT([.E39];1)" office:value-type="string" office:string-value="G">
            <text:p>G</text:p>
          </table:table-cell>
          <table:table-cell table:formula="of:=MID([.E39];2;1)" office:value-type="string" office:string-value="X">
            <text:p>X</text:p>
          </table:table-cell>
          <table:table-cell table:formula="of:=RIGHT([.E39];1)" office:value-type="string" office:string-value="X">
            <text:p>X</text:p>
          </table:table-cell>
          <table:table-cell table:formula="of:=VLOOKUP([.N39];entries_item_list_3;2)" office:value-type="string" office:string-value="セージ">
            <text:p>セージ</text:p>
          </table:table-cell>
          <table:table-cell table:formula="of:=VLOOKUP([.O39];entries_item_list_3;2)" office:value-type="string" office:string-value="焼酎">
            <text:p>焼酎</text:p>
          </table:table-cell>
          <table:table-cell table:formula="of:=VLOOKUP([.P39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/>
          <table:table-cell table:formula="of:=VLOOKUP([.J40];entries_item_list_3;2)" office:value-type="float" office:value="0">
            <text:p>#N/A</text:p>
          </table:table-cell>
          <table:table-cell table:number-columns-repeated="2"/>
          <table:table-cell table:formula="of:=LEFT([.E40];1)" office:value-type="string" office:string-value="D">
            <text:p>D</text:p>
          </table:table-cell>
          <table:table-cell table:formula="of:=MID([.E40];2;1)" office:value-type="string" office:string-value="F">
            <text:p>F</text:p>
          </table:table-cell>
          <table:table-cell table:formula="of:=RIGHT([.E40];1)" office:value-type="string" office:string-value="F">
            <text:p>F</text:p>
          </table:table-cell>
          <table:table-cell table:formula="of:=VLOOKUP([.N40];entries_item_list_3;2)" office:value-type="string" office:string-value="赤紫蘇">
            <text:p>赤紫蘇</text:p>
          </table:table-cell>
          <table:table-cell table:formula="of:=VLOOKUP([.O40];entries_item_list_3;2)" office:value-type="string" office:string-value="ディル">
            <text:p>ディル</text:p>
          </table:table-cell>
          <table:table-cell table:formula="of:=VLOOKUP([.P40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40]+1"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41];entries_item_list_3;2)" office:value-type="float" office:value="0">
            <text:p>#N/A</text:p>
          </table:table-cell>
          <table:table-cell table:number-columns-repeated="2"/>
          <table:table-cell table:formula="of:=LEFT([.E41];1)" office:value-type="string" office:string-value="D">
            <text:p>D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赤紫蘇">
            <text:p>赤紫蘇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41]+1"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42];entries_item_list_3;2)" office:value-type="string" office:string-value="赤紫蘇">
            <text:p>赤紫蘇</text:p>
          </table:table-cell>
          <table:table-cell table:number-columns-repeated="2"/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D">
            <text:p>D</text:p>
          </table:table-cell>
          <table:table-cell table:formula="of:=RIGHT([.E42];1)" office:value-type="string" office:string-value="D">
            <text:p>D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赤紫蘇">
            <text:p>赤紫蘇</text:p>
          </table:table-cell>
          <table:table-cell table:formula="of:=VLOOKUP([.P4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2]+1"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3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H">
            <text:p>H</text:p>
          </table:table-cell>
          <table:table-cell table:formula="of:=RIGHT([.E44];1)" office:value-type="string" office:string-value="H">
            <text:p>H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チャービル">
            <text:p>チャービル</text:p>
          </table:table-cell>
          <table:table-cell table:formula="of:=VLOOKUP([.P44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F">
            <text:p>F</text:p>
          </table:table-cell>
          <table:table-cell table:formula="of:=RIGHT([.E45];1)" office:value-type="string" office:string-value="F">
            <text:p>F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ディル">
            <text:p>ディル</text:p>
          </table:table-cell>
          <table:table-cell table:formula="of:=VLOOKUP([.P45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46];entries_item_list_3;2)" office:value-type="string" office:string-value="赤紫蘇">
            <text:p>赤紫蘇</text:p>
          </table:table-cell>
          <table:table-cell table:number-columns-repeated="2"/>
          <table:table-cell table:formula="of:=LEFT([.E46];1)" office:value-type="string" office:string-value="D">
            <text:p>D</text:p>
          </table:table-cell>
          <table:table-cell table:formula="of:=MID([.E46];2;1)" office:value-type="string" office:string-value="G">
            <text:p>G</text:p>
          </table:table-cell>
          <table:table-cell table:formula="of:=RIGHT([.E46];1)" office:value-type="string" office:string-value="G">
            <text:p>G</text:p>
          </table:table-cell>
          <table:table-cell table:formula="of:=VLOOKUP([.N46];entries_item_list_3;2)" office:value-type="string" office:string-value="赤紫蘇">
            <text:p>赤紫蘇</text:p>
          </table:table-cell>
          <table:table-cell table:formula="of:=VLOOKUP([.O46];entries_item_list_3;2)" office:value-type="string" office:string-value="セージ">
            <text:p>セージ</text:p>
          </table:table-cell>
          <table:table-cell table:formula="of:=VLOOKUP([.P4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47];entries_item_list_3;2)" office:value-type="float" office:value="0">
            <text:p>#N/A</text:p>
          </table:table-cell>
          <table:table-cell table:number-columns-repeated="2"/>
          <table:table-cell table:formula="of:=LEFT([.E47];1)" office:value-type="string" office:string-value="D">
            <text:p>D</text:p>
          </table:table-cell>
          <table:table-cell table:formula="of:=MID([.E47];2;1)" office:value-type="string" office:string-value="F">
            <text:p>F</text:p>
          </table:table-cell>
          <table:table-cell table:formula="of:=RIGHT([.E47];1)" office:value-type="string" office:string-value="F">
            <text:p>F</text:p>
          </table:table-cell>
          <table:table-cell table:formula="of:=VLOOKUP([.N47];entries_item_list_3;2)" office:value-type="string" office:string-value="赤紫蘇">
            <text:p>赤紫蘇</text:p>
          </table:table-cell>
          <table:table-cell table:formula="of:=VLOOKUP([.O47];entries_item_list_3;2)" office:value-type="string" office:string-value="ディル">
            <text:p>ディル</text:p>
          </table:table-cell>
          <table:table-cell table:formula="of:=VLOOKUP([.P4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48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48];entries_item_list_3;2)" office:value-type="string" office:string-value="チャービル">
            <text:p>チャービル</text:p>
          </table:table-cell>
          <table:table-cell table:formula="of:=LEFT([.E48];1)" office:value-type="string" office:string-value="D">
            <text:p>D</text:p>
          </table:table-cell>
          <table:table-cell table:formula="of:=MID([.E48];2;1)" office:value-type="string" office:string-value="H">
            <text:p>H</text:p>
          </table:table-cell>
          <table:table-cell table:formula="of:=RIGHT([.E48];1)" office:value-type="string" office:string-value="H">
            <text:p>H</text:p>
          </table:table-cell>
          <table:table-cell table:formula="of:=VLOOKUP([.N48];entries_item_list_3;2)" office:value-type="string" office:string-value="赤紫蘇">
            <text:p>赤紫蘇</text:p>
          </table:table-cell>
          <table:table-cell table:formula="of:=VLOOKUP([.O48];entries_item_list_3;2)" office:value-type="string" office:string-value="チャービル">
            <text:p>チャービル</text:p>
          </table:table-cell>
          <table:table-cell table:formula="of:=VLOOKUP([.P4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G">
            <text:p>G</text:p>
          </table:table-cell>
          <table:table-cell table:formula="of:=RIGHT([.E49];1)" office:value-type="string" office:string-value="G">
            <text:p>G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セージ">
            <text:p>セージ</text:p>
          </table:table-cell>
          <table:table-cell table:formula="of:=VLOOKUP([.P49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50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50];entries_item_list_3;2)" office:value-type="string" office:string-value="チャービル">
            <text:p>チャービル</text:p>
          </table:table-cell>
          <table:table-cell table:formula="of:=LEFT([.E50];1)" office:value-type="string" office:string-value="F">
            <text:p>F</text:p>
          </table:table-cell>
          <table:table-cell table:formula="of:=MID([.E50];2;1)" office:value-type="string" office:string-value="H">
            <text:p>H</text:p>
          </table:table-cell>
          <table:table-cell table:formula="of:=RIGHT([.E50];1)" office:value-type="string" office:string-value="H">
            <text:p>H</text:p>
          </table:table-cell>
          <table:table-cell table:formula="of:=VLOOKUP([.N50];entries_item_list_3;2)" office:value-type="string" office:string-value="ディル">
            <text:p>ディル</text:p>
          </table:table-cell>
          <table:table-cell table:formula="of:=VLOOKUP([.O50];entries_item_list_3;2)" office:value-type="string" office:string-value="チャービル">
            <text:p>チャービル</text:p>
          </table:table-cell>
          <table:table-cell table:formula="of:=VLOOKUP([.P5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1];1)" office:value-type="string" office:string-value="A">
            <text:p>A</text:p>
          </table:table-cell>
          <table:table-cell table:formula="of:=MID([.E51];2;1)" office:value-type="string" office:string-value="D">
            <text:p>D</text:p>
          </table:table-cell>
          <table:table-cell table:formula="of:=RIGHT([.E51];1)" office:value-type="string" office:string-value="D">
            <text:p>D</text:p>
          </table:table-cell>
          <table:table-cell table:formula="of:=VLOOKUP([.N51];entries_item_list_3;2)" office:value-type="string" office:string-value="スペアミント">
            <text:p>スペアミント</text:p>
          </table:table-cell>
          <table:table-cell table:formula="of:=VLOOKUP([.O51];entries_item_list_3;2)" office:value-type="string" office:string-value="赤紫蘇">
            <text:p>赤紫蘇</text:p>
          </table:table-cell>
          <table:table-cell table:formula="of:=VLOOKUP([.P51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52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52];entries_item_list_3;2)" office:value-type="string" office:string-value="チャービル">
            <text:p>チャービル</text:p>
          </table:table-cell>
          <table:table-cell table:formula="of:=LEFT([.E52];1)" office:value-type="string" office:string-value="G">
            <text:p>G</text:p>
          </table:table-cell>
          <table:table-cell table:formula="of:=MID([.E52];2;1)" office:value-type="string" office:string-value="H">
            <text:p>H</text:p>
          </table:table-cell>
          <table:table-cell table:formula="of:=RIGHT([.E52];1)" office:value-type="string" office:string-value="H">
            <text:p>H</text:p>
          </table:table-cell>
          <table:table-cell table:formula="of:=VLOOKUP([.N52];entries_item_list_3;2)" office:value-type="string" office:string-value="セージ">
            <text:p>セージ</text:p>
          </table:table-cell>
          <table:table-cell table:formula="of:=VLOOKUP([.O52];entries_item_list_3;2)" office:value-type="string" office:string-value="チャービル">
            <text:p>チャービル</text:p>
          </table:table-cell>
          <table:table-cell table:formula="of:=VLOOKUP([.P52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3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53];entries_item_list_3;2)" office:value-type="string" office:string-value="スペアミント">
            <text:p>スペアミント</text:p>
          </table:table-cell>
          <table:table-cell table:formula="of:=LEFT([.E53];1)" office:value-type="string" office:string-value="A">
            <text:p>A</text:p>
          </table:table-cell>
          <table:table-cell table:formula="of:=MID([.E53];2;1)" office:value-type="string" office:string-value="G">
            <text:p>G</text:p>
          </table:table-cell>
          <table:table-cell table:formula="of:=RIGHT([.E53];1)" office:value-type="string" office:string-value="G">
            <text:p>G</text:p>
          </table:table-cell>
          <table:table-cell table:formula="of:=VLOOKUP([.N53];entries_item_list_3;2)" office:value-type="string" office:string-value="スペアミント">
            <text:p>スペアミント</text:p>
          </table:table-cell>
          <table:table-cell table:formula="of:=VLOOKUP([.O53];entries_item_list_3;2)" office:value-type="string" office:string-value="セージ">
            <text:p>セージ</text:p>
          </table:table-cell>
          <table:table-cell table:formula="of:=VLOOKUP([.P5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5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H">
            <text:p>H</text:p>
          </table:table-cell>
          <table:table-cell table:formula="of:=RIGHT([.E54];1)" office:value-type="string" office:string-value="H">
            <text:p>H</text:p>
          </table:table-cell>
          <table:table-cell table:formula="of:=VLOOKUP([.N54];entries_item_list_3;2)" office:value-type="string" office:string-value="スペアミント">
            <text:p>スペアミント</text:p>
          </table:table-cell>
          <table:table-cell table:formula="of:=VLOOKUP([.O54];entries_item_list_3;2)" office:value-type="string" office:string-value="チャービル">
            <text:p>チャービル</text:p>
          </table:table-cell>
          <table:table-cell table:formula="of:=VLOOKUP([.P54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55];entries_item_list_3;2)" office:value-type="float" office:value="0">
            <text:p>#N/A</text:p>
          </table:table-cell>
          <table:table-cell/>
          <table:table-cell table:formula="of:=VLOOKUP([.L55];entries_item_list_3;2)" office:value-type="float" office:value="0">
            <text:p>#N/A</text:p>
          </table:table-cell>
          <table:table-cell table:formula="of:=LEFT([.E55];1)" office:value-type="string" office:string-value="D">
            <text:p>D</text:p>
          </table:table-cell>
          <table:table-cell table:formula="of:=MID([.E55];2;1)" office:value-type="string" office:string-value="G">
            <text:p>G</text:p>
          </table:table-cell>
          <table:table-cell table:formula="of:=RIGHT([.E55];1)" office:value-type="string" office:string-value="G">
            <text:p>G</text:p>
          </table:table-cell>
          <table:table-cell table:formula="of:=VLOOKUP([.N55];entries_item_list_3;2)" office:value-type="string" office:string-value="赤紫蘇">
            <text:p>赤紫蘇</text:p>
          </table:table-cell>
          <table:table-cell table:formula="of:=VLOOKUP([.O55];entries_item_list_3;2)" office:value-type="string" office:string-value="セージ">
            <text:p>セージ</text:p>
          </table:table-cell>
          <table:table-cell table:formula="of:=VLOOKUP([.P5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56];entries_item_list_3;2)" office:value-type="string" office:string-value="セージ">
            <text:p>セージ</text:p>
          </table:table-cell>
          <table:table-cell/>
          <table:table-cell table:formula="of:=VLOOKUP([.L56];entries_item_list_3;2)" office:value-type="float" office:value="0">
            <text:p>#N/A</text:p>
          </table:table-cell>
          <table:table-cell table:formula="of:=LEFT([.E56];1)" office:value-type="string" office:string-value="A">
            <text:p>A</text:p>
          </table:table-cell>
          <table:table-cell table:formula="of:=MID([.E56];2;1)" office:value-type="string" office:string-value="G">
            <text:p>G</text:p>
          </table:table-cell>
          <table:table-cell table:formula="of:=RIGHT([.E56];1)" office:value-type="string" office:string-value="G">
            <text:p>G</text:p>
          </table:table-cell>
          <table:table-cell table:formula="of:=VLOOKUP([.N56];entries_item_list_3;2)" office:value-type="string" office:string-value="スペアミント">
            <text:p>スペアミント</text:p>
          </table:table-cell>
          <table:table-cell table:formula="of:=VLOOKUP([.O56];entries_item_list_3;2)" office:value-type="string" office:string-value="セージ">
            <text:p>セージ</text:p>
          </table:table-cell>
          <table:table-cell table:formula="of:=VLOOKUP([.P56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/>
          <table:table-cell table:formula="of:=VLOOKUP([.J57];entries_item_list_3;2)" office:value-type="float" office:value="0">
            <text:p>#N/A</text:p>
          </table:table-cell>
          <table:table-cell/>
          <table:table-cell table:formula="of:=VLOOKUP([.L57];entries_item_list_3;2)" office:value-type="float" office:value="0">
            <text:p>#N/A</text:p>
          </table:table-cell>
          <table:table-cell table:formula="of:=LEFT([.E57];1)" office:value-type="string" office:string-value="D">
            <text:p>D</text:p>
          </table:table-cell>
          <table:table-cell table:formula="of:=MID([.E57];2;1)" office:value-type="string" office:string-value="F">
            <text:p>F</text:p>
          </table:table-cell>
          <table:table-cell table:formula="of:=RIGHT([.E57];1)" office:value-type="string" office:string-value="F">
            <text:p>F</text:p>
          </table:table-cell>
          <table:table-cell table:formula="of:=VLOOKUP([.N57];entries_item_list_3;2)" office:value-type="string" office:string-value="赤紫蘇">
            <text:p>赤紫蘇</text:p>
          </table:table-cell>
          <table:table-cell table:formula="of:=VLOOKUP([.O57];entries_item_list_3;2)" office:value-type="string" office:string-value="ディル">
            <text:p>ディル</text:p>
          </table:table-cell>
          <table:table-cell table:formula="of:=VLOOKUP([.P57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58];entries_item_list_3;2)" office:value-type="string" office:string-value="セージ">
            <text:p>セージ</text:p>
          </table:table-cell>
          <table:table-cell/>
          <table:table-cell table:formula="of:=VLOOKUP([.L58];entries_item_list_3;2)" office:value-type="float" office:value="0">
            <text:p>#N/A</text:p>
          </table:table-cell>
          <table:table-cell table:formula="of:=LEFT([.E58];1)" office:value-type="string" office:string-value="F">
            <text:p>F</text:p>
          </table:table-cell>
          <table:table-cell table:formula="of:=MID([.E58];2;1)" office:value-type="string" office:string-value="G">
            <text:p>G</text:p>
          </table:table-cell>
          <table:table-cell table:formula="of:=RIGHT([.E58];1)" office:value-type="string" office:string-value="G">
            <text:p>G</text:p>
          </table:table-cell>
          <table:table-cell table:formula="of:=VLOOKUP([.N58];entries_item_list_3;2)" office:value-type="string" office:string-value="ディル">
            <text:p>ディル</text:p>
          </table:table-cell>
          <table:table-cell table:formula="of:=VLOOKUP([.O58];entries_item_list_3;2)" office:value-type="string" office:string-value="セージ">
            <text:p>セージ</text:p>
          </table:table-cell>
          <table:table-cell table:formula="of:=VLOOKUP([.P58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59];entries_item_list_3;2)" office:value-type="string" office:string-value="赤紫蘇">
            <text:p>赤紫蘇</text:p>
          </table:table-cell>
          <table:table-cell/>
          <table:table-cell table:formula="of:=VLOOKUP([.L59];entries_item_list_3;2)" office:value-type="float" office:value="0">
            <text:p>#N/A</text:p>
          </table:table-cell>
          <table:table-cell table:formula="of:=LEFT([.E59];1)" office:value-type="string" office:string-value="D">
            <text:p>D</text:p>
          </table:table-cell>
          <table:table-cell table:formula="of:=MID([.E59];2;1)" office:value-type="string" office:string-value="H">
            <text:p>H</text:p>
          </table:table-cell>
          <table:table-cell table:formula="of:=RIGHT([.E59];1)" office:value-type="string" office:string-value="H">
            <text:p>H</text:p>
          </table:table-cell>
          <table:table-cell table:formula="of:=VLOOKUP([.N59];entries_item_list_3;2)" office:value-type="string" office:string-value="赤紫蘇">
            <text:p>赤紫蘇</text:p>
          </table:table-cell>
          <table:table-cell table:formula="of:=VLOOKUP([.O59];entries_item_list_3;2)" office:value-type="string" office:string-value="チャービル">
            <text:p>チャービル</text:p>
          </table:table-cell>
          <table:table-cell table:formula="of:=VLOOKUP([.P59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 table:number-columns-repeated="2"/>
          <table:table-cell/>
          <table:table-cell table:formula="of:=VLOOKUP([.J60];entries_item_list_3;2)" office:value-type="float" office:value="0">
            <text:p>#N/A</text:p>
          </table:table-cell>
          <table:table-cell/>
          <table:table-cell table:formula="of:=VLOOKUP([.L60];entries_item_list_3;2)" office:value-type="float" office:value="0">
            <text:p>#N/A</text:p>
          </table:table-cell>
          <table:table-cell table:formula="of:=LEFT([.E60];1)" office:value-type="string" office:string-value="F">
            <text:p>F</text:p>
          </table:table-cell>
          <table:table-cell table:formula="of:=MID([.E60];2;1)" office:value-type="string" office:string-value="H">
            <text:p>H</text:p>
          </table:table-cell>
          <table:table-cell table:formula="of:=RIGHT([.E60];1)" office:value-type="string" office:string-value="H">
            <text:p>H</text:p>
          </table:table-cell>
          <table:table-cell table:formula="of:=VLOOKUP([.N60];entries_item_list_3;2)" office:value-type="string" office:string-value="ディル">
            <text:p>ディル</text:p>
          </table:table-cell>
          <table:table-cell table:formula="of:=VLOOKUP([.O60];entries_item_list_3;2)" office:value-type="string" office:string-value="チャービル">
            <text:p>チャービル</text:p>
          </table:table-cell>
          <table:table-cell table:formula="of:=VLOOKUP([.P60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61];&quot;-&quot;;[.F61])" office:value-type="string" office:string-value="DX-2:1">
            <text:p>DX-2:1</text:p>
          </table:table-cell>
          <table:table-cell table:number-columns-repeated="2"/>
          <table:table-cell/>
          <table:table-cell table:formula="of:=VLOOKUP([.J61];entries_item_list_3;2)" office:value-type="float" office:value="0">
            <text:p>#N/A</text:p>
          </table:table-cell>
          <table:table-cell/>
          <table:table-cell table:formula="of:=VLOOKUP([.L61];entries_item_list_3;2)" office:value-type="float" office:value="0">
            <text:p>#N/A</text:p>
          </table:table-cell>
          <table:table-cell table:formula="of:=LEFT([.E61];1)" office:value-type="string" office:string-value="D">
            <text:p>D</text:p>
          </table:table-cell>
          <table:table-cell table:formula="of:=MID([.E61];2;1)" office:value-type="string" office:string-value="X">
            <text:p>X</text:p>
          </table:table-cell>
          <table:table-cell table:formula="of:=RIGHT([.E61];1)" office:value-type="string" office:string-value="X">
            <text:p>X</text:p>
          </table:table-cell>
          <table:table-cell table:formula="of:=VLOOKUP([.N61];entries_item_list_3;2)" office:value-type="string" office:string-value="赤紫蘇">
            <text:p>赤紫蘇</text:p>
          </table:table-cell>
          <table:table-cell table:formula="of:=VLOOKUP([.O61];entries_item_list_3;2)" office:value-type="string" office:string-value="焼酎">
            <text:p>焼酎</text:p>
          </table:table-cell>
          <table:table-cell table:formula="of:=VLOOKUP([.P61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62];&quot;-&quot;;[.F62])" office:value-type="string" office:string-value="AD-2:1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2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62];entries_item_list_3;2)" office:value-type="float" office:value="0">
            <text:p>#N/A</text:p>
          </table:table-cell>
          <table:table-cell table:formula="of:=LEFT([.E62];1)" office:value-type="string" office:string-value="A">
            <text:p>A</text:p>
          </table:table-cell>
          <table:table-cell table:formula="of:=MID([.E62];2;1)" office:value-type="string" office:string-value="D">
            <text:p>D</text:p>
          </table:table-cell>
          <table:table-cell table:formula="of:=RIGHT([.E62];1)" office:value-type="string" office:string-value="D">
            <text:p>D</text:p>
          </table:table-cell>
          <table:table-cell table:formula="of:=VLOOKUP([.N62];entries_item_list_3;2)" office:value-type="string" office:string-value="スペアミント">
            <text:p>スペアミント</text:p>
          </table:table-cell>
          <table:table-cell table:formula="of:=VLOOKUP([.O62];entries_item_list_3;2)" office:value-type="string" office:string-value="赤紫蘇">
            <text:p>赤紫蘇</text:p>
          </table:table-cell>
          <table:table-cell table:formula="of:=VLOOKUP([.P62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63];&quot;-&quot;;[.F63])" office:value-type="string" office:string-value="AF-2:1">
            <text:p>AF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3];entries_item_list_3;2)" office:value-type="string" office:string-value="スペアミント">
            <text:p>スペアミント</text:p>
          </table:table-cell>
          <table:table-cell/>
          <table:table-cell table:formula="of:=VLOOKUP([.L63];entries_item_list_3;2)" office:value-type="float" office:value="0">
            <text:p>#N/A</text:p>
          </table:table-cell>
          <table:table-cell table:formula="of:=LEFT([.E63];1)" office:value-type="string" office:string-value="A">
            <text:p>A</text:p>
          </table:table-cell>
          <table:table-cell table:formula="of:=MID([.E63];2;1)" office:value-type="string" office:string-value="F">
            <text:p>F</text:p>
          </table:table-cell>
          <table:table-cell table:formula="of:=RIGHT([.E63];1)" office:value-type="string" office:string-value="F">
            <text:p>F</text:p>
          </table:table-cell>
          <table:table-cell table:formula="of:=VLOOKUP([.N63];entries_item_list_3;2)" office:value-type="string" office:string-value="スペアミント">
            <text:p>スペアミント</text:p>
          </table:table-cell>
          <table:table-cell table:formula="of:=VLOOKUP([.O63];entries_item_list_3;2)" office:value-type="string" office:string-value="ディル">
            <text:p>ディル</text:p>
          </table:table-cell>
          <table:table-cell table:formula="of:=VLOOKUP([.P6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64];&quot;-&quot;;[.F64])" office:value-type="string" office:string-value="AG-1:2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64];entries_item_list_3;2)" office:value-type="string" office:string-value="セージ">
            <text:p>セージ</text:p>
          </table:table-cell>
          <table:table-cell/>
          <table:table-cell table:formula="of:=VLOOKUP([.L64];entries_item_list_3;2)" office:value-type="float" office:value="0">
            <text:p>#N/A</text:p>
          </table:table-cell>
          <table:table-cell table:formula="of:=LEFT([.E64];1)" office:value-type="string" office:string-value="A">
            <text:p>A</text:p>
          </table:table-cell>
          <table:table-cell table:formula="of:=MID([.E64];2;1)" office:value-type="string" office:string-value="G">
            <text:p>G</text:p>
          </table:table-cell>
          <table:table-cell table:formula="of:=RIGHT([.E64];1)" office:value-type="string" office:string-value="G">
            <text:p>G</text:p>
          </table:table-cell>
          <table:table-cell table:formula="of:=VLOOKUP([.N64];entries_item_list_3;2)" office:value-type="string" office:string-value="スペアミント">
            <text:p>スペアミント</text:p>
          </table:table-cell>
          <table:table-cell table:formula="of:=VLOOKUP([.O64];entries_item_list_3;2)" office:value-type="string" office:string-value="セージ">
            <text:p>セージ</text:p>
          </table:table-cell>
          <table:table-cell table:formula="of:=VLOOKUP([.P64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65];&quot;-&quot;;[.F65])" office:value-type="string" office:string-value="DF-1:2">
            <text:p>DF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5];entries_item_list_3;2)" office:value-type="string" office:string-value="赤紫蘇">
            <text:p>赤紫蘇</text:p>
          </table:table-cell>
          <table:table-cell/>
          <table:table-cell table:formula="of:=VLOOKUP([.L65];entries_item_list_3;2)" office:value-type="float" office:value="0">
            <text:p>#N/A</text:p>
          </table:table-cell>
          <table:table-cell table:formula="of:=LEFT([.E65];1)" office:value-type="string" office:string-value="D">
            <text:p>D</text:p>
          </table:table-cell>
          <table:table-cell table:formula="of:=MID([.E65];2;1)" office:value-type="string" office:string-value="F">
            <text:p>F</text:p>
          </table:table-cell>
          <table:table-cell table:formula="of:=RIGHT([.E65];1)" office:value-type="string" office:string-value="F">
            <text:p>F</text:p>
          </table:table-cell>
          <table:table-cell table:formula="of:=VLOOKUP([.N65];entries_item_list_3;2)" office:value-type="string" office:string-value="赤紫蘇">
            <text:p>赤紫蘇</text:p>
          </table:table-cell>
          <table:table-cell table:formula="of:=VLOOKUP([.O65];entries_item_list_3;2)" office:value-type="string" office:string-value="ディル">
            <text:p>ディル</text:p>
          </table:table-cell>
          <table:table-cell table:formula="of:=VLOOKUP([.P6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66];&quot;-&quot;;[.F66])" office:value-type="string" office:string-value="FG-1:2">
            <text:p>FG-1:2</text:p>
          </table:table-cell>
          <table:table-cell table:number-columns-repeated="2"/>
          <table:table-cell/>
          <table:table-cell table:formula="of:=VLOOKUP([.J66];entries_item_list_3;2)" office:value-type="float" office:value="0">
            <text:p>#N/A</text:p>
          </table:table-cell>
          <table:table-cell/>
          <table:table-cell table:formula="of:=VLOOKUP([.L66];entries_item_list_3;2)" office:value-type="float" office:value="0">
            <text:p>#N/A</text:p>
          </table:table-cell>
          <table:table-cell table:formula="of:=LEFT([.E66];1)" office:value-type="string" office:string-value="F">
            <text:p>F</text:p>
          </table:table-cell>
          <table:table-cell table:formula="of:=MID([.E66];2;1)" office:value-type="string" office:string-value="G">
            <text:p>G</text:p>
          </table:table-cell>
          <table:table-cell table:formula="of:=RIGHT([.E66];1)" office:value-type="string" office:string-value="G">
            <text:p>G</text:p>
          </table:table-cell>
          <table:table-cell table:formula="of:=VLOOKUP([.N66];entries_item_list_3;2)" office:value-type="string" office:string-value="ディル">
            <text:p>ディル</text:p>
          </table:table-cell>
          <table:table-cell table:formula="of:=VLOOKUP([.O66];entries_item_list_3;2)" office:value-type="string" office:string-value="セージ">
            <text:p>セージ</text:p>
          </table:table-cell>
          <table:table-cell table:formula="of:=VLOOKUP([.P6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67];&quot;-&quot;;[.F67])" office:value-type="string" office:string-value="DH-1:2">
            <text:p>DH-1:2</text:p>
          </table:table-cell>
          <table:table-cell table:number-columns-repeated="2"/>
          <table:table-cell/>
          <table:table-cell table:formula="of:=VLOOKUP([.J67];entries_item_list_3;2)" office:value-type="float" office:value="0">
            <text:p>#N/A</text:p>
          </table:table-cell>
          <table:table-cell/>
          <table:table-cell table:formula="of:=VLOOKUP([.L67];entries_item_list_3;2)" office:value-type="float" office:value="0">
            <text:p>#N/A</text:p>
          </table:table-cell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H">
            <text:p>H</text:p>
          </table:table-cell>
          <table:table-cell table:formula="of:=RIGHT([.E67];1)" office:value-type="string" office:string-value="H">
            <text:p>H</text:p>
          </table:table-cell>
          <table:table-cell table:formula="of:=VLOOKUP([.N67];entries_item_list_3;2)" office:value-type="string" office:string-value="赤紫蘇">
            <text:p>赤紫蘇</text:p>
          </table:table-cell>
          <table:table-cell table:formula="of:=VLOOKUP([.O67];entries_item_list_3;2)" office:value-type="string" office:string-value="チャービル">
            <text:p>チャービル</text:p>
          </table:table-cell>
          <table:table-cell table:formula="of:=VLOOKUP([.P6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68];&quot;-&quot;;[.F68])" office:value-type="string" office:string-value="DH-2:1">
            <text:p>DH-2:1</text:p>
          </table:table-cell>
          <table:table-cell table:number-columns-repeated="2"/>
          <table:table-cell office:value-type="string">
            <text:p>H</text:p>
          </table:table-cell>
          <table:table-cell table:formula="of:=VLOOKUP([.J68];entries_item_list_3;2)" office:value-type="string" office:string-value="チャービル">
            <text:p>チャービル</text:p>
          </table:table-cell>
          <table:table-cell/>
          <table:table-cell table:formula="of:=VLOOKUP([.L68];entries_item_list_3;2)" office:value-type="float" office:value="0">
            <text:p>#N/A</text:p>
          </table:table-cell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H">
            <text:p>H</text:p>
          </table:table-cell>
          <table:table-cell table:formula="of:=RIGHT([.E68];1)" office:value-type="string" office:string-value="H">
            <text:p>H</text:p>
          </table:table-cell>
          <table:table-cell table:formula="of:=VLOOKUP([.N68];entries_item_list_3;2)" office:value-type="string" office:string-value="赤紫蘇">
            <text:p>赤紫蘇</text:p>
          </table:table-cell>
          <table:table-cell table:formula="of:=VLOOKUP([.O68];entries_item_list_3;2)" office:value-type="string" office:string-value="チャービル">
            <text:p>チャービル</text:p>
          </table:table-cell>
          <table:table-cell table:formula="of:=VLOOKUP([.P68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69];&quot;-&quot;;[.F69])" office:value-type="string" office:string-value="AD-2:1">
            <text:p>AD-2:1</text:p>
          </table:table-cell>
          <table:table-cell table:number-columns-repeated="2"/>
          <table:table-cell/>
          <table:table-cell table:formula="of:=VLOOKUP([.J69];entries_item_list_3;2)" office:value-type="float" office:value="0">
            <text:p>#N/A</text:p>
          </table:table-cell>
          <table:table-cell/>
          <table:table-cell table:formula="of:=VLOOKUP([.L69];entries_item_list_3;2)" office:value-type="float" office:value="0">
            <text:p>#N/A</text:p>
          </table:table-cell>
          <table:table-cell table:formula="of:=LEFT([.E69];1)" office:value-type="string" office:string-value="A">
            <text:p>A</text:p>
          </table:table-cell>
          <table:table-cell table:formula="of:=MID([.E69];2;1)" office:value-type="string" office:string-value="D">
            <text:p>D</text:p>
          </table:table-cell>
          <table:table-cell table:formula="of:=RIGHT([.E69];1)" office:value-type="string" office:string-value="D">
            <text:p>D</text:p>
          </table:table-cell>
          <table:table-cell table:formula="of:=VLOOKUP([.N69];entries_item_list_3;2)" office:value-type="string" office:string-value="スペアミント">
            <text:p>スペアミント</text:p>
          </table:table-cell>
          <table:table-cell table:formula="of:=VLOOKUP([.O69];entries_item_list_3;2)" office:value-type="string" office:string-value="赤紫蘇">
            <text:p>赤紫蘇</text:p>
          </table:table-cell>
          <table:table-cell table:formula="of:=VLOOKUP([.P6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0];&quot;-&quot;;[.F70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0];entries_item_list_3;2)" office:value-type="float" office:value="0">
            <text:p>#N/A</text:p>
          </table:table-cell>
          <table:table-cell/>
          <table:table-cell table:formula="of:=VLOOKUP([.L70];entries_item_list_3;2)" office:value-type="float" office:value="0">
            <text:p>#N/A</text:p>
          </table:table-cell>
          <table:table-cell table:formula="of:=LEFT([.E70];1)" office:value-type="string" office:string-value="A">
            <text:p>A</text:p>
          </table:table-cell>
          <table:table-cell table:formula="of:=MID([.E70];2;1)" office:value-type="string" office:string-value="D">
            <text:p>D</text:p>
          </table:table-cell>
          <table:table-cell table:formula="of:=RIGHT([.E70];1)" office:value-type="string" office:string-value="D">
            <text:p>D</text:p>
          </table:table-cell>
          <table:table-cell table:formula="of:=VLOOKUP([.N70];entries_item_list_3;2)" office:value-type="string" office:string-value="スペアミント">
            <text:p>スペアミント</text:p>
          </table:table-cell>
          <table:table-cell table:formula="of:=VLOOKUP([.O70];entries_item_list_3;2)" office:value-type="string" office:string-value="赤紫蘇">
            <text:p>赤紫蘇</text:p>
          </table:table-cell>
          <table:table-cell table:formula="of:=VLOOKUP([.P70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71];&quot;-&quot;;[.F71])" office:value-type="string" office:string-value="G2-3">
            <text:p>G2-3</text:p>
          </table:table-cell>
          <table:table-cell table:number-columns-repeated="2"/>
          <table:table-cell/>
          <table:table-cell table:formula="of:=VLOOKUP([.J71];entries_item_list_3;2)" office:value-type="float" office:value="0">
            <text:p>#N/A</text:p>
          </table:table-cell>
          <table:table-cell/>
          <table:table-cell table:formula="of:=VLOOKUP([.L71];entries_item_list_3;2)" office:value-type="float" office:value="0">
            <text:p>#N/A</text:p>
          </table:table-cell>
          <table:table-cell table:formula="of:=LEFT([.E71];1)" office:value-type="string" office:string-value="G">
            <text:p>G</text:p>
          </table:table-cell>
          <table:table-cell table:formula="of:=MID([.E71];2;1)" office:value-type="string" office:string-value="2">
            <text:p>2</text:p>
          </table:table-cell>
          <table:table-cell table:formula="of:=RIGHT([.E71];1)" office:value-type="string" office:string-value="2">
            <text:p>2</text:p>
          </table:table-cell>
          <table:table-cell table:formula="of:=VLOOKUP([.N71];entries_item_list_3;2)" office:value-type="string" office:string-value="セージ">
            <text:p>セージ</text:p>
          </table:table-cell>
          <table:table-cell table:formula="of:=VLOOKUP([.O71];entries_item_list_3;2)" office:value-type="float" office:value="0">
            <text:p>#N/A</text:p>
          </table:table-cell>
          <table:table-cell table:formula="of:=VLOOKUP([.P71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72];&quot;-&quot;;[.F72])" office:value-type="string" office:string-value="A2-3">
            <text:p>A2-3</text:p>
          </table:table-cell>
          <table:table-cell table:number-columns-repeated="2"/>
          <table:table-cell/>
          <table:table-cell table:formula="of:=VLOOKUP([.J72];entries_item_list_3;2)" office:value-type="float" office:value="0">
            <text:p>#N/A</text:p>
          </table:table-cell>
          <table:table-cell/>
          <table:table-cell table:formula="of:=VLOOKUP([.L72];entries_item_list_3;2)" office:value-type="float" office:value="0">
            <text:p>#N/A</text:p>
          </table:table-cell>
          <table:table-cell table:formula="of:=LEFT([.E72];1)" office:value-type="string" office:string-value="A">
            <text:p>A</text:p>
          </table:table-cell>
          <table:table-cell table:formula="of:=MID([.E72];2;1)" office:value-type="string" office:string-value="2">
            <text:p>2</text:p>
          </table:table-cell>
          <table:table-cell table:formula="of:=RIGHT([.E72];1)" office:value-type="string" office:string-value="2">
            <text:p>2</text:p>
          </table:table-cell>
          <table:table-cell table:formula="of:=VLOOKUP([.N72];entries_item_list_3;2)" office:value-type="string" office:string-value="スペアミント">
            <text:p>スペアミント</text:p>
          </table:table-cell>
          <table:table-cell table:formula="of:=VLOOKUP([.O72];entries_item_list_3;2)" office:value-type="float" office:value="0">
            <text:p>#N/A</text:p>
          </table:table-cell>
          <table:table-cell table:formula="of:=VLOOKUP([.P7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73];&quot;-&quot;;[.F73])" office:value-type="string" office:string-value="D-3">
            <text:p>D-3</text:p>
          </table:table-cell>
          <table:table-cell table:number-columns-repeated="2"/>
          <table:table-cell/>
          <table:table-cell table:formula="of:=VLOOKUP([.J73];entries_item_list_3;2)" office:value-type="float" office:value="0">
            <text:p>#N/A</text:p>
          </table:table-cell>
          <table:table-cell/>
          <table:table-cell table:formula="of:=VLOOKUP([.L73];entries_item_list_3;2)" office:value-type="float" office:value="0">
            <text:p>#N/A</text:p>
          </table:table-cell>
          <table:table-cell table:formula="of:=LEFT([.E73];1)" office:value-type="string" office:string-value="D">
            <text:p>D</text:p>
          </table:table-cell>
          <table:table-cell table:formula="of:=MID([.E73];2;1)">
            <text:p/>
          </table:table-cell>
          <table:table-cell table:formula="of:=RIGHT([.E73];1)" office:value-type="string" office:string-value="D">
            <text:p>D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formula="of:=VLOOKUP([.O73];entries_item_list_3;2)" office:value-type="float" office:value="0">
            <text:p>#N/A</text:p>
          </table:table-cell>
          <table:table-cell table:formula="of:=VLOOKUP([.P7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74];&quot;-&quot;;[.F74])" office:value-type="string" office:string-value="DH-2:1">
            <text:p>DH-2:1</text:p>
          </table:table-cell>
          <table:table-cell table:number-columns-repeated="2"/>
          <table:table-cell/>
          <table:table-cell table:formula="of:=VLOOKUP([.J74];entries_item_list_3;2)" office:value-type="float" office:value="0">
            <text:p>#N/A</text:p>
          </table:table-cell>
          <table:table-cell/>
          <table:table-cell table:formula="of:=VLOOKUP([.L74];entries_item_list_3;2)" office:value-type="float" office:value="0">
            <text:p>#N/A</text:p>
          </table:table-cell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H">
            <text:p>H</text:p>
          </table:table-cell>
          <table:table-cell table:formula="of:=RIGHT([.E74];1)" office:value-type="string" office:string-value="H">
            <text:p>H</text:p>
          </table:table-cell>
          <table:table-cell table:formula="of:=VLOOKUP([.N74];entries_item_list_3;2)" office:value-type="string" office:string-value="赤紫蘇">
            <text:p>赤紫蘇</text:p>
          </table:table-cell>
          <table:table-cell table:formula="of:=VLOOKUP([.O74];entries_item_list_3;2)" office:value-type="string" office:string-value="チャービル">
            <text:p>チャービル</text:p>
          </table:table-cell>
          <table:table-cell table:formula="of:=VLOOKUP([.P7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75];&quot;-&quot;;[.F75])" office:value-type="string" office:string-value="AD-2:1">
            <text:p>AD-2:1</text:p>
          </table:table-cell>
          <table:table-cell table:number-columns-repeated="2"/>
          <table:table-cell/>
          <table:table-cell table:formula="of:=VLOOKUP([.J75];entries_item_list_3;2)" office:value-type="float" office:value="0">
            <text:p>#N/A</text:p>
          </table:table-cell>
          <table:table-cell/>
          <table:table-cell table:formula="of:=VLOOKUP([.L75];entries_item_list_3;2)" office:value-type="float" office:value="0">
            <text:p>#N/A</text:p>
          </table:table-cell>
          <table:table-cell table:formula="of:=LEFT([.E75];1)" office:value-type="string" office:string-value="A">
            <text:p>A</text:p>
          </table:table-cell>
          <table:table-cell table:formula="of:=MID([.E75];2;1)" office:value-type="string" office:string-value="D">
            <text:p>D</text:p>
          </table:table-cell>
          <table:table-cell table:formula="of:=RIGHT([.E75];1)" office:value-type="string" office:string-value="D">
            <text:p>D</text:p>
          </table:table-cell>
          <table:table-cell table:formula="of:=VLOOKUP([.N75];entries_item_list_3;2)" office:value-type="string" office:string-value="スペアミント">
            <text:p>スペアミント</text:p>
          </table:table-cell>
          <table:table-cell table:formula="of:=VLOOKUP([.O75];entries_item_list_3;2)" office:value-type="string" office:string-value="赤紫蘇">
            <text:p>赤紫蘇</text:p>
          </table:table-cell>
          <table:table-cell table:formula="of:=VLOOKUP([.P7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6];&quot;-&quot;;[.F76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6];entries_item_list_3;2)" office:value-type="float" office:value="0">
            <text:p>#N/A</text:p>
          </table:table-cell>
          <table:table-cell/>
          <table:table-cell table:formula="of:=VLOOKUP([.L76];entries_item_list_3;2)" office:value-type="float" office:value="0">
            <text:p>#N/A</text:p>
          </table:table-cell>
          <table:table-cell table:formula="of:=LEFT([.E76];1)" office:value-type="string" office:string-value="A">
            <text:p>A</text:p>
          </table:table-cell>
          <table:table-cell table:formula="of:=MID([.E76];2;1)" office:value-type="string" office:string-value="D">
            <text:p>D</text:p>
          </table:table-cell>
          <table:table-cell table:formula="of:=RIGHT([.E76];1)" office:value-type="string" office:string-value="D">
            <text:p>D</text:p>
          </table:table-cell>
          <table:table-cell table:formula="of:=VLOOKUP([.N76];entries_item_list_3;2)" office:value-type="string" office:string-value="スペアミント">
            <text:p>スペアミント</text:p>
          </table:table-cell>
          <table:table-cell table:formula="of:=VLOOKUP([.O76];entries_item_list_3;2)" office:value-type="string" office:string-value="赤紫蘇">
            <text:p>赤紫蘇</text:p>
          </table:table-cell>
          <table:table-cell table:formula="of:=VLOOKUP([.P76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77];&quot;-&quot;;[.F77])" office:value-type="string" office:string-value="AG-1:2">
            <text:p>AG-1:2</text:p>
          </table:table-cell>
          <table:table-cell table:number-columns-repeated="2"/>
          <table:table-cell/>
          <table:table-cell table:formula="of:=VLOOKUP([.J77];entries_item_list_3;2)" office:value-type="float" office:value="0">
            <text:p>#N/A</text:p>
          </table:table-cell>
          <table:table-cell/>
          <table:table-cell table:formula="of:=VLOOKUP([.L77];entries_item_list_3;2)" office:value-type="float" office:value="0">
            <text:p>#N/A</text:p>
          </table:table-cell>
          <table:table-cell table:formula="of:=LEFT([.E77];1)" office:value-type="string" office:string-value="A">
            <text:p>A</text:p>
          </table:table-cell>
          <table:table-cell table:formula="of:=MID([.E77];2;1)" office:value-type="string" office:string-value="G">
            <text:p>G</text:p>
          </table:table-cell>
          <table:table-cell table:formula="of:=RIGHT([.E77];1)" office:value-type="string" office:string-value="G">
            <text:p>G</text:p>
          </table:table-cell>
          <table:table-cell table:formula="of:=VLOOKUP([.N77];entries_item_list_3;2)" office:value-type="string" office:string-value="スペアミント">
            <text:p>スペアミント</text:p>
          </table:table-cell>
          <table:table-cell table:formula="of:=VLOOKUP([.O77];entries_item_list_3;2)" office:value-type="string" office:string-value="セージ">
            <text:p>セージ</text:p>
          </table:table-cell>
          <table:table-cell table:formula="of:=VLOOKUP([.P77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8];&quot;-&quot;;[.F78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8];entries_item_list_3;2)" office:value-type="float" office:value="0">
            <text:p>#N/A</text:p>
          </table:table-cell>
          <table:table-cell/>
          <table:table-cell table:formula="of:=VLOOKUP([.L78];entries_item_list_3;2)" office:value-type="float" office:value="0">
            <text:p>#N/A</text:p>
          </table:table-cell>
          <table:table-cell table:formula="of:=LEFT([.E78];1)" office:value-type="string" office:string-value="A">
            <text:p>A</text:p>
          </table:table-cell>
          <table:table-cell table:formula="of:=MID([.E78];2;1)" office:value-type="string" office:string-value="D">
            <text:p>D</text:p>
          </table:table-cell>
          <table:table-cell table:formula="of:=RIGHT([.E78];1)" office:value-type="string" office:string-value="D">
            <text:p>D</text:p>
          </table:table-cell>
          <table:table-cell table:formula="of:=VLOOKUP([.N78];entries_item_list_3;2)" office:value-type="string" office:string-value="スペアミント">
            <text:p>スペアミント</text:p>
          </table:table-cell>
          <table:table-cell table:formula="of:=VLOOKUP([.O78];entries_item_list_3;2)" office:value-type="string" office:string-value="赤紫蘇">
            <text:p>赤紫蘇</text:p>
          </table:table-cell>
          <table:table-cell table:formula="of:=VLOOKUP([.P78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9];&quot;-&quot;;[.F79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9];entries_item_list_3;2)" office:value-type="float" office:value="0">
            <text:p>#N/A</text:p>
          </table:table-cell>
          <table:table-cell/>
          <table:table-cell table:formula="of:=VLOOKUP([.L79];entries_item_list_3;2)" office:value-type="float" office:value="0">
            <text:p>#N/A</text:p>
          </table:table-cell>
          <table:table-cell table:formula="of:=LEFT([.E79];1)" office:value-type="string" office:string-value="A">
            <text:p>A</text:p>
          </table:table-cell>
          <table:table-cell table:formula="of:=MID([.E79];2;1)" office:value-type="string" office:string-value="D">
            <text:p>D</text:p>
          </table:table-cell>
          <table:table-cell table:formula="of:=RIGHT([.E79];1)" office:value-type="string" office:string-value="D">
            <text:p>D</text:p>
          </table:table-cell>
          <table:table-cell table:formula="of:=VLOOKUP([.N79];entries_item_list_3;2)" office:value-type="string" office:string-value="スペアミント">
            <text:p>スペアミント</text:p>
          </table:table-cell>
          <table:table-cell table:formula="of:=VLOOKUP([.O79];entries_item_list_3;2)" office:value-type="string" office:string-value="赤紫蘇">
            <text:p>赤紫蘇</text:p>
          </table:table-cell>
          <table:table-cell table:formula="of:=VLOOKUP([.P7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80];&quot;-&quot;;[.F80])" office:value-type="string" office:string-value="AG-1:2">
            <text:p>AG-1:2</text:p>
          </table:table-cell>
          <table:table-cell table:number-columns-repeated="2"/>
          <table:table-cell/>
          <table:table-cell table:formula="of:=VLOOKUP([.J80];entries_item_list_3;2)" office:value-type="float" office:value="0">
            <text:p>#N/A</text:p>
          </table:table-cell>
          <table:table-cell/>
          <table:table-cell table:formula="of:=VLOOKUP([.L80];entries_item_list_3;2)" office:value-type="float" office:value="0">
            <text:p>#N/A</text:p>
          </table:table-cell>
          <table:table-cell table:formula="of:=LEFT([.E80];1)" office:value-type="string" office:string-value="A">
            <text:p>A</text:p>
          </table:table-cell>
          <table:table-cell table:formula="of:=MID([.E80];2;1)" office:value-type="string" office:string-value="G">
            <text:p>G</text:p>
          </table:table-cell>
          <table:table-cell table:formula="of:=RIGHT([.E80];1)" office:value-type="string" office:string-value="G">
            <text:p>G</text:p>
          </table:table-cell>
          <table:table-cell table:formula="of:=VLOOKUP([.N80];entries_item_list_3;2)" office:value-type="string" office:string-value="スペアミント">
            <text:p>スペアミント</text:p>
          </table:table-cell>
          <table:table-cell table:formula="of:=VLOOKUP([.O80];entries_item_list_3;2)" office:value-type="string" office:string-value="セージ">
            <text:p>セージ</text:p>
          </table:table-cell>
          <table:table-cell table:formula="of:=VLOOKUP([.P8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81];&quot;-&quot;;[.F81])" office:value-type="string" office:string-value="DG-2:1">
            <text:p>DG-2:1</text:p>
          </table:table-cell>
          <table:table-cell table:number-columns-repeated="2"/>
          <table:table-cell/>
          <table:table-cell table:formula="of:=VLOOKUP([.J81];entries_item_list_3;2)" office:value-type="float" office:value="0">
            <text:p>#N/A</text:p>
          </table:table-cell>
          <table:table-cell/>
          <table:table-cell table:formula="of:=VLOOKUP([.L81];entries_item_list_3;2)" office:value-type="float" office:value="0">
            <text:p>#N/A</text:p>
          </table:table-cell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G">
            <text:p>G</text:p>
          </table:table-cell>
          <table:table-cell table:formula="of:=RIGHT([.E81];1)" office:value-type="string" office:string-value="G">
            <text:p>G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セージ">
            <text:p>セージ</text:p>
          </table:table-cell>
          <table:table-cell table:formula="of:=VLOOKUP([.P8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82];&quot;-&quot;;[.F82])" office:value-type="string" office:string-value="GH-1:2">
            <text:p>GH-1:2</text:p>
          </table:table-cell>
          <table:table-cell table:number-columns-repeated="2"/>
          <table:table-cell/>
          <table:table-cell table:formula="of:=VLOOKUP([.J82];entries_item_list_3;2)" office:value-type="float" office:value="0">
            <text:p>#N/A</text:p>
          </table:table-cell>
          <table:table-cell/>
          <table:table-cell table:formula="of:=VLOOKUP([.L82];entries_item_list_3;2)" office:value-type="float" office:value="0">
            <text:p>#N/A</text:p>
          </table:table-cell>
          <table:table-cell table:formula="of:=LEFT([.E82];1)" office:value-type="string" office:string-value="G">
            <text:p>G</text:p>
          </table:table-cell>
          <table:table-cell table:formula="of:=MID([.E82];2;1)" office:value-type="string" office:string-value="H">
            <text:p>H</text:p>
          </table:table-cell>
          <table:table-cell table:formula="of:=RIGHT([.E82];1)" office:value-type="string" office:string-value="H">
            <text:p>H</text:p>
          </table:table-cell>
          <table:table-cell table:formula="of:=VLOOKUP([.N82];entries_item_list_3;2)" office:value-type="string" office:string-value="セージ">
            <text:p>セージ</text:p>
          </table:table-cell>
          <table:table-cell table:formula="of:=VLOOKUP([.O82];entries_item_list_3;2)" office:value-type="string" office:string-value="チャービル">
            <text:p>チャービル</text:p>
          </table:table-cell>
          <table:table-cell table:formula="of:=VLOOKUP([.P8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83];&quot;-&quot;;[.F83])" office:value-type="string" office:string-value="AF-2:1">
            <text:p>AF-2:1</text:p>
          </table:table-cell>
          <table:table-cell table:number-columns-repeated="2"/>
          <table:table-cell/>
          <table:table-cell table:formula="of:=VLOOKUP([.J83];entries_item_list_3;2)" office:value-type="float" office:value="0">
            <text:p>#N/A</text:p>
          </table:table-cell>
          <table:table-cell/>
          <table:table-cell table:formula="of:=VLOOKUP([.L83];entries_item_list_3;2)" office:value-type="float" office:value="0">
            <text:p>#N/A</text:p>
          </table:table-cell>
          <table:table-cell table:formula="of:=LEFT([.E83];1)" office:value-type="string" office:string-value="A">
            <text:p>A</text:p>
          </table:table-cell>
          <table:table-cell table:formula="of:=MID([.E83];2;1)" office:value-type="string" office:string-value="F">
            <text:p>F</text:p>
          </table:table-cell>
          <table:table-cell table:formula="of:=RIGHT([.E83];1)" office:value-type="string" office:string-value="F">
            <text:p>F</text:p>
          </table:table-cell>
          <table:table-cell table:formula="of:=VLOOKUP([.N83];entries_item_list_3;2)" office:value-type="string" office:string-value="スペアミント">
            <text:p>スペアミント</text:p>
          </table:table-cell>
          <table:table-cell table:formula="of:=VLOOKUP([.O83];entries_item_list_3;2)" office:value-type="string" office:string-value="ディル">
            <text:p>ディル</text:p>
          </table:table-cell>
          <table:table-cell table:formula="of:=VLOOKUP([.P8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84];&quot;-&quot;;[.F84])" office:value-type="string" office:string-value="DF-1:2">
            <text:p>DF-1:2</text:p>
          </table:table-cell>
          <table:table-cell table:number-columns-repeated="2"/>
          <table:table-cell/>
          <table:table-cell table:formula="of:=VLOOKUP([.J84];entries_item_list_3;2)" office:value-type="float" office:value="0">
            <text:p>#N/A</text:p>
          </table:table-cell>
          <table:table-cell/>
          <table:table-cell table:formula="of:=VLOOKUP([.L84];entries_item_list_3;2)" office:value-type="float" office:value="0">
            <text:p>#N/A</text:p>
          </table:table-cell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F">
            <text:p>F</text:p>
          </table:table-cell>
          <table:table-cell table:formula="of:=RIGHT([.E84];1)" office:value-type="string" office:string-value="F">
            <text:p>F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ディル">
            <text:p>ディル</text:p>
          </table:table-cell>
          <table:table-cell table:formula="of:=VLOOKUP([.P84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57.818cm" draw:caption-point-x="-0.61cm" draw:caption-point-y="1.065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85];&quot;-&quot;;[.F85])" office:value-type="string" office:string-value="FG-1:2">
            <text:p>FG-1:2</text:p>
          </table:table-cell>
          <table:table-cell table:number-columns-repeated="2"/>
          <table:table-cell/>
          <table:table-cell table:formula="of:=VLOOKUP([.J85];entries_item_list_3;2)" office:value-type="float" office:value="0">
            <text:p>#N/A</text:p>
          </table:table-cell>
          <table:table-cell/>
          <table:table-cell table:formula="of:=VLOOKUP([.L85];entries_item_list_3;2)" office:value-type="float" office:value="0">
            <text:p>#N/A</text:p>
          </table:table-cell>
          <table:table-cell table:formula="of:=LEFT([.E85];1)" office:value-type="string" office:string-value="F">
            <text:p>F</text:p>
          </table:table-cell>
          <table:table-cell table:formula="of:=MID([.E85];2;1)" office:value-type="string" office:string-value="G">
            <text:p>G</text:p>
          </table:table-cell>
          <table:table-cell table:formula="of:=RIGHT([.E85];1)" office:value-type="string" office:string-value="G">
            <text:p>G</text:p>
          </table:table-cell>
          <table:table-cell table:formula="of:=VLOOKUP([.N85];entries_item_list_3;2)" office:value-type="string" office:string-value="ディル">
            <text:p>ディル</text:p>
          </table:table-cell>
          <table:table-cell table:formula="of:=VLOOKUP([.O85];entries_item_list_3;2)" office:value-type="string" office:string-value="セージ">
            <text:p>セージ</text:p>
          </table:table-cell>
          <table:table-cell table:formula="of:=VLOOKUP([.P85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86];&quot;-&quot;;[.F86])" office:value-type="string" office:string-value="GH-1:2">
            <text:p>GH-1:2</text:p>
          </table:table-cell>
          <table:table-cell table:number-columns-repeated="2"/>
          <table:table-cell/>
          <table:table-cell table:formula="of:=VLOOKUP([.J86];entries_item_list_3;2)" office:value-type="float" office:value="0">
            <text:p>#N/A</text:p>
          </table:table-cell>
          <table:table-cell/>
          <table:table-cell table:formula="of:=VLOOKUP([.L86];entries_item_list_3;2)" office:value-type="float" office:value="0">
            <text:p>#N/A</text:p>
          </table:table-cell>
          <table:table-cell table:formula="of:=LEFT([.E86];1)" office:value-type="string" office:string-value="G">
            <text:p>G</text:p>
          </table:table-cell>
          <table:table-cell table:formula="of:=MID([.E86];2;1)" office:value-type="string" office:string-value="H">
            <text:p>H</text:p>
          </table:table-cell>
          <table:table-cell table:formula="of:=RIGHT([.E86];1)" office:value-type="string" office:string-value="H">
            <text:p>H</text:p>
          </table:table-cell>
          <table:table-cell table:formula="of:=VLOOKUP([.N86];entries_item_list_3;2)" office:value-type="string" office:string-value="セージ">
            <text:p>セージ</text:p>
          </table:table-cell>
          <table:table-cell table:formula="of:=VLOOKUP([.O86];entries_item_list_3;2)" office:value-type="string" office:string-value="チャービル">
            <text:p>チャービル</text:p>
          </table:table-cell>
          <table:table-cell table:formula="of:=VLOOKUP([.P86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87];&quot;-&quot;;[.F87])" office:value-type="string" office:string-value="AF-1:2">
            <text:p>AF-1:2</text:p>
          </table:table-cell>
          <table:table-cell table:number-columns-repeated="2"/>
          <table:table-cell/>
          <table:table-cell table:formula="of:=VLOOKUP([.J87];entries_item_list_3;2)" office:value-type="float" office:value="0">
            <text:p>#N/A</text:p>
          </table:table-cell>
          <table:table-cell/>
          <table:table-cell table:formula="of:=VLOOKUP([.L87];entries_item_list_3;2)" office:value-type="float" office:value="0">
            <text:p>#N/A</text:p>
          </table:table-cell>
          <table:table-cell table:formula="of:=LEFT([.E87];1)" office:value-type="string" office:string-value="A">
            <text:p>A</text:p>
          </table:table-cell>
          <table:table-cell table:formula="of:=MID([.E87];2;1)" office:value-type="string" office:string-value="F">
            <text:p>F</text:p>
          </table:table-cell>
          <table:table-cell table:formula="of:=RIGHT([.E87];1)" office:value-type="string" office:string-value="F">
            <text:p>F</text:p>
          </table:table-cell>
          <table:table-cell table:formula="of:=VLOOKUP([.N87];entries_item_list_3;2)" office:value-type="string" office:string-value="スペアミント">
            <text:p>スペアミント</text:p>
          </table:table-cell>
          <table:table-cell table:formula="of:=VLOOKUP([.O87];entries_item_list_3;2)" office:value-type="string" office:string-value="ディル">
            <text:p>ディル</text:p>
          </table:table-cell>
          <table:table-cell table:formula="of:=VLOOKUP([.P8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table:formula="of:=CONCATENATE([.E88];&quot;-&quot;;[.F88])" office:value-type="string" office:string-value="DG-1:2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8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88];entries_item_list_3;2)" office:value-type="string" office:string-value="セージ">
            <text:p>セージ</text:p>
          </table:table-cell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G">
            <text:p>G</text:p>
          </table:table-cell>
          <table:table-cell table:formula="of:=RIGHT([.E88];1)" office:value-type="string" office:string-value="G">
            <text:p>G</text:p>
          </table:table-cell>
          <table:table-cell table:formula="of:=VLOOKUP([.N88];entries_item_list_3;2)" office:value-type="string" office:string-value="赤紫蘇">
            <text:p>赤紫蘇</text:p>
          </table:table-cell>
          <table:table-cell table:formula="of:=VLOOKUP([.O88];entries_item_list_3;2)" office:value-type="string" office:string-value="セージ">
            <text:p>セージ</text:p>
          </table:table-cell>
          <table:table-cell table:formula="of:=VLOOKUP([.P8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89];&quot;-&quot;;[.F89])" office:value-type="string" office:string-value="DFG-1:1:1">
            <text:p>DFG-1:1:1</text:p>
          </table:table-cell>
          <table:table-cell office:value-type="string">
            <text:p>F</text:p>
          </table:table-cell>
          <table:table-cell table:style-name="ce18" table:formula="of:=VLOOKUP([.H89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89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89];entries_item_list_3;2)" office:value-type="string" office:string-value="赤紫蘇">
            <text:p>赤紫蘇</text:p>
          </table:table-cell>
          <table:table-cell table:formula="of:=LEFT([.E89];1)" office:value-type="string" office:string-value="D">
            <text:p>D</text:p>
          </table:table-cell>
          <table:table-cell table:formula="of:=MID([.E89];2;1)" office:value-type="string" office:string-value="F">
            <text:p>F</text:p>
          </table:table-cell>
          <table:table-cell table:formula="of:=RIGHT([.E89];1)" office:value-type="string" office:string-value="G">
            <text:p>G</text:p>
          </table:table-cell>
          <table:table-cell table:formula="of:=VLOOKUP([.N89];entries_item_list_3;2)" office:value-type="string" office:string-value="赤紫蘇">
            <text:p>赤紫蘇</text:p>
          </table:table-cell>
          <table:table-cell table:formula="of:=VLOOKUP([.O89];entries_item_list_3;2)" office:value-type="string" office:string-value="ディル">
            <text:p>ディル</text:p>
          </table:table-cell>
          <table:table-cell table:formula="of:=VLOOKUP([.P8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90];&quot;-&quot;;[.F90])" office:value-type="string" office:string-value="AFG-1:1:1">
            <text:p>AFG-1:1:1</text:p>
          </table:table-cell>
          <table:table-cell office:value-type="string">
            <text:p>AF</text:p>
          </table:table-cell>
          <table:table-cell table:style-name="ce18" table:formula="of:=VLOOKUP([.H90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90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90];entries_item_list_3;2)" office:value-type="string" office:string-value="スペアミント（一夜漬け）">
            <text:p>スペアミント（一夜漬け）</text:p>
          </table:table-cell>
          <table:table-cell table:formula="of:=LEFT([.E90];1)" office:value-type="string" office:string-value="A">
            <text:p>A</text:p>
          </table:table-cell>
          <table:table-cell table:formula="of:=MID([.E90];2;1)" office:value-type="string" office:string-value="F">
            <text:p>F</text:p>
          </table:table-cell>
          <table:table-cell table:formula="of:=RIGHT([.E90];1)" office:value-type="string" office:string-value="G">
            <text:p>G</text:p>
          </table:table-cell>
          <table:table-cell table:formula="of:=VLOOKUP([.N90];entries_item_list_3;2)" office:value-type="string" office:string-value="スペアミント">
            <text:p>スペアミント</text:p>
          </table:table-cell>
          <table:table-cell table:formula="of:=VLOOKUP([.O90];entries_item_list_3;2)" office:value-type="string" office:string-value="ディル">
            <text:p>ディル</text:p>
          </table:table-cell>
          <table:table-cell table:formula="of:=VLOOKUP([.P9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39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91];&quot;-&quot;;[.F91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8" table:formula="of:=VLOOKUP([.H9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9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91];entries_item_list_3;2)" office:value-type="string" office:string-value="ペパーミント">
            <text:p>ペパーミント</text:p>
          </table:table-cell>
          <table:table-cell table:formula="of:=LEFT([.E91];1)" office:value-type="string" office:string-value="F">
            <text:p>F</text:p>
          </table:table-cell>
          <table:table-cell table:formula="of:=MID([.E91];2;1)" office:value-type="string" office:string-value="G">
            <text:p>G</text:p>
          </table:table-cell>
          <table:table-cell table:formula="of:=RIGHT([.E91];1)" office:value-type="string" office:string-value="I">
            <text:p>I</text:p>
          </table:table-cell>
          <table:table-cell table:formula="of:=VLOOKUP([.N91];entries_item_list_3;2)" office:value-type="string" office:string-value="ディル">
            <text:p>ディル</text:p>
          </table:table-cell>
          <table:table-cell table:formula="of:=VLOOKUP([.O91];entries_item_list_3;2)" office:value-type="string" office:string-value="セージ">
            <text:p>セージ</text:p>
          </table:table-cell>
          <table:table-cell table:formula="of:=VLOOKUP([.P91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92];&quot;-&quot;;[.F92])" office:value-type="string" office:string-value="AD-1:2">
            <text:p>AD-1:2</text:p>
          </table:table-cell>
          <table:table-cell table:number-columns-repeated="2"/>
          <table:table-cell/>
          <table:table-cell table:formula="of:=VLOOKUP([.J92];entries_item_list_3;2)" office:value-type="float" office:value="0">
            <text:p>#N/A</text:p>
          </table:table-cell>
          <table:table-cell/>
          <table:table-cell table:formula="of:=VLOOKUP([.L92];entries_item_list_3;2)" office:value-type="float" office:value="0">
            <text:p>#N/A</text:p>
          </table:table-cell>
          <table:table-cell table:formula="of:=LEFT([.E92];1)" office:value-type="string" office:string-value="A">
            <text:p>A</text:p>
          </table:table-cell>
          <table:table-cell table:formula="of:=MID([.E92];2;1)" office:value-type="string" office:string-value="D">
            <text:p>D</text:p>
          </table:table-cell>
          <table:table-cell table:formula="of:=RIGHT([.E92];1)" office:value-type="string" office:string-value="D">
            <text:p>D</text:p>
          </table:table-cell>
          <table:table-cell table:formula="of:=VLOOKUP([.N92];entries_item_list_3;2)" office:value-type="string" office:string-value="スペアミント">
            <text:p>スペアミント</text:p>
          </table:table-cell>
          <table:table-cell table:formula="of:=VLOOKUP([.O92];entries_item_list_3;2)" office:value-type="string" office:string-value="赤紫蘇">
            <text:p>赤紫蘇</text:p>
          </table:table-cell>
          <table:table-cell table:formula="of:=VLOOKUP([.P9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93];&quot;-&quot;;[.F93])" office:value-type="string" office:string-value="AF-1:2">
            <text:p>AF-1:2</text:p>
          </table:table-cell>
          <table:table-cell table:number-columns-repeated="2"/>
          <table:table-cell/>
          <table:table-cell table:formula="of:=VLOOKUP([.J93];entries_item_list_3;2)" office:value-type="float" office:value="0">
            <text:p>#N/A</text:p>
          </table:table-cell>
          <table:table-cell/>
          <table:table-cell table:formula="of:=VLOOKUP([.L93];entries_item_list_3;2)" office:value-type="float" office:value="0">
            <text:p>#N/A</text:p>
          </table:table-cell>
          <table:table-cell table:formula="of:=LEFT([.E93];1)" office:value-type="string" office:string-value="A">
            <text:p>A</text:p>
          </table:table-cell>
          <table:table-cell table:formula="of:=MID([.E93];2;1)" office:value-type="string" office:string-value="F">
            <text:p>F</text:p>
          </table:table-cell>
          <table:table-cell table:formula="of:=RIGHT([.E93];1)" office:value-type="string" office:string-value="F">
            <text:p>F</text:p>
          </table:table-cell>
          <table:table-cell table:formula="of:=VLOOKUP([.N93];entries_item_list_3;2)" office:value-type="string" office:string-value="スペアミント">
            <text:p>スペアミント</text:p>
          </table:table-cell>
          <table:table-cell table:formula="of:=VLOOKUP([.O93];entries_item_list_3;2)" office:value-type="string" office:string-value="ディル">
            <text:p>ディル</text:p>
          </table:table-cell>
          <table:table-cell table:formula="of:=VLOOKUP([.P93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94];&quot;-&quot;;[.F94])" office:value-type="string" office:string-value="AH-1:2">
            <text:p>AH-1:2</text:p>
          </table:table-cell>
          <table:table-cell table:number-columns-repeated="2"/>
          <table:table-cell/>
          <table:table-cell table:formula="of:=VLOOKUP([.J94];entries_item_list_3;2)" office:value-type="float" office:value="0">
            <text:p>#N/A</text:p>
          </table:table-cell>
          <table:table-cell/>
          <table:table-cell table:formula="of:=VLOOKUP([.L94];entries_item_list_3;2)" office:value-type="float" office:value="0">
            <text:p>#N/A</text:p>
          </table:table-cell>
          <table:table-cell table:formula="of:=LEFT([.E94];1)" office:value-type="string" office:string-value="A">
            <text:p>A</text:p>
          </table:table-cell>
          <table:table-cell table:formula="of:=MID([.E94];2;1)" office:value-type="string" office:string-value="H">
            <text:p>H</text:p>
          </table:table-cell>
          <table:table-cell table:formula="of:=RIGHT([.E94];1)" office:value-type="string" office:string-value="H">
            <text:p>H</text:p>
          </table:table-cell>
          <table:table-cell table:formula="of:=VLOOKUP([.N94];entries_item_list_3;2)" office:value-type="string" office:string-value="スペアミント">
            <text:p>スペアミント</text:p>
          </table:table-cell>
          <table:table-cell table:formula="of:=VLOOKUP([.O94];entries_item_list_3;2)" office:value-type="string" office:string-value="チャービル">
            <text:p>チャービル</text:p>
          </table:table-cell>
          <table:table-cell table:formula="of:=VLOOKUP([.P94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95];&quot;-&quot;;[.F95])" office:value-type="string" office:string-value="DG-2:1">
            <text:p>DG-2:1</text:p>
          </table:table-cell>
          <table:table-cell table:number-columns-repeated="2"/>
          <table:table-cell/>
          <table:table-cell table:formula="of:=VLOOKUP([.J95];entries_item_list_3;2)" office:value-type="float" office:value="0">
            <text:p>#N/A</text:p>
          </table:table-cell>
          <table:table-cell/>
          <table:table-cell table:formula="of:=VLOOKUP([.L95];entries_item_list_3;2)" office:value-type="float" office:value="0">
            <text:p>#N/A</text:p>
          </table:table-cell>
          <table:table-cell table:formula="of:=LEFT([.E95];1)" office:value-type="string" office:string-value="D">
            <text:p>D</text:p>
          </table:table-cell>
          <table:table-cell table:formula="of:=MID([.E95];2;1)" office:value-type="string" office:string-value="G">
            <text:p>G</text:p>
          </table:table-cell>
          <table:table-cell table:formula="of:=RIGHT([.E95];1)" office:value-type="string" office:string-value="G">
            <text:p>G</text:p>
          </table:table-cell>
          <table:table-cell table:formula="of:=VLOOKUP([.N95];entries_item_list_3;2)" office:value-type="string" office:string-value="赤紫蘇">
            <text:p>赤紫蘇</text:p>
          </table:table-cell>
          <table:table-cell table:formula="of:=VLOOKUP([.O95];entries_item_list_3;2)" office:value-type="string" office:string-value="セージ">
            <text:p>セージ</text:p>
          </table:table-cell>
          <table:table-cell table:formula="of:=VLOOKUP([.P9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6];&quot;-&quot;;[.F96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6];entries_item_list_3;2)" office:value-type="float" office:value="0">
            <text:p>#N/A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F">
            <text:p>F</text:p>
          </table:table-cell>
          <table:table-cell table:formula="of:=MID([.E96];2;1)" office:value-type="string" office:string-value="G">
            <text:p>G</text:p>
          </table:table-cell>
          <table:table-cell table:formula="of:=RIGHT([.E96];1)" office:value-type="string" office:string-value="G">
            <text:p>G</text:p>
          </table:table-cell>
          <table:table-cell table:formula="of:=VLOOKUP([.N96];entries_item_list_3;2)" office:value-type="string" office:string-value="ディル">
            <text:p>ディル</text:p>
          </table:table-cell>
          <table:table-cell table:formula="of:=VLOOKUP([.O96];entries_item_list_3;2)" office:value-type="string" office:string-value="セージ">
            <text:p>セージ</text:p>
          </table:table-cell>
          <table:table-cell table:formula="of:=VLOOKUP([.P9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table:formula="of:=CONCATENATE([.E97];&quot;-&quot;;[.F97])" office:value-type="string" office:string-value="FH-1:2">
            <text:p>FH-1:2</text:p>
          </table:table-cell>
          <table:table-cell table:number-columns-repeated="2"/>
          <table:table-cell/>
          <table:table-cell table:formula="of:=VLOOKUP([.J97];entries_item_list_3;2)" office:value-type="float" office:value="0">
            <text:p>#N/A</text:p>
          </table:table-cell>
          <table:table-cell/>
          <table:table-cell table:formula="of:=VLOOKUP([.L97];entries_item_list_3;2)" office:value-type="float" office:value="0">
            <text:p>#N/A</text:p>
          </table:table-cell>
          <table:table-cell table:formula="of:=LEFT([.E97];1)" office:value-type="string" office:string-value="F">
            <text:p>F</text:p>
          </table:table-cell>
          <table:table-cell table:formula="of:=MID([.E97];2;1)" office:value-type="string" office:string-value="H">
            <text:p>H</text:p>
          </table:table-cell>
          <table:table-cell table:formula="of:=RIGHT([.E97];1)" office:value-type="string" office:string-value="H">
            <text:p>H</text:p>
          </table:table-cell>
          <table:table-cell table:formula="of:=VLOOKUP([.N97];entries_item_list_3;2)" office:value-type="string" office:string-value="ディル">
            <text:p>ディル</text:p>
          </table:table-cell>
          <table:table-cell table:formula="of:=VLOOKUP([.O97];entries_item_list_3;2)" office:value-type="string" office:string-value="チャービル">
            <text:p>チャービル</text:p>
          </table:table-cell>
          <table:table-cell table:formula="of:=VLOOKUP([.P97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98];&quot;-&quot;;[.F98])" office:value-type="string" office:string-value="GH-1:2">
            <text:p>GH-1:2</text:p>
          </table:table-cell>
          <table:table-cell table:number-columns-repeated="2"/>
          <table:table-cell/>
          <table:table-cell table:formula="of:=VLOOKUP([.J98];entries_item_list_3;2)" office:value-type="float" office:value="0">
            <text:p>#N/A</text:p>
          </table:table-cell>
          <table:table-cell/>
          <table:table-cell table:formula="of:=VLOOKUP([.L98];entries_item_list_3;2)" office:value-type="float" office:value="0">
            <text:p>#N/A</text:p>
          </table:table-cell>
          <table:table-cell table:formula="of:=LEFT([.E98];1)" office:value-type="string" office:string-value="G">
            <text:p>G</text:p>
          </table:table-cell>
          <table:table-cell table:formula="of:=MID([.E98];2;1)" office:value-type="string" office:string-value="H">
            <text:p>H</text:p>
          </table:table-cell>
          <table:table-cell table:formula="of:=RIGHT([.E98];1)" office:value-type="string" office:string-value="H">
            <text:p>H</text:p>
          </table:table-cell>
          <table:table-cell table:formula="of:=VLOOKUP([.N98];entries_item_list_3;2)" office:value-type="string" office:string-value="セージ">
            <text:p>セージ</text:p>
          </table:table-cell>
          <table:table-cell table:formula="of:=VLOOKUP([.O98];entries_item_list_3;2)" office:value-type="string" office:string-value="チャービル">
            <text:p>チャービル</text:p>
          </table:table-cell>
          <table:table-cell table:formula="of:=VLOOKUP([.P9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table:formula="of:=CONCATENATE([.E99];&quot;-&quot;;[.F99])" office:value-type="string" office:string-value="DI-2:1">
            <text:p>DI-2:1</text:p>
          </table:table-cell>
          <table:table-cell office:value-type="string">
            <text:p>D</text:p>
          </table:table-cell>
          <table:table-cell table:style-name="ce18" table:formula="of:=VLOOKUP([.H99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99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99];entries_item_list_3;2)" office:value-type="string" office:string-value="ペパーミント">
            <text:p>ペパーミント</text:p>
          </table:table-cell>
          <table:table-cell table:formula="of:=LEFT([.E99];1)" office:value-type="string" office:string-value="D">
            <text:p>D</text:p>
          </table:table-cell>
          <table:table-cell table:formula="of:=MID([.E99];2;1)" office:value-type="string" office:string-value="I">
            <text:p>I</text:p>
          </table:table-cell>
          <table:table-cell table:formula="of:=RIGHT([.E99];1)" office:value-type="string" office:string-value="I">
            <text:p>I</text:p>
          </table:table-cell>
          <table:table-cell table:formula="of:=VLOOKUP([.N99];entries_item_list_3;2)" office:value-type="string" office:string-value="赤紫蘇">
            <text:p>赤紫蘇</text:p>
          </table:table-cell>
          <table:table-cell table:formula="of:=VLOOKUP([.O99];entries_item_list_3;2)" office:value-type="string" office:string-value="ペパーミント">
            <text:p>ペパーミント</text:p>
          </table:table-cell>
          <table:table-cell table:formula="of:=VLOOKUP([.P99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date" office:date-value="2021-07-05T00:14:24.97">
            <text:p>07-05 00:14</text:p>
          </table:table-cell>
          <table:table-cell office:value-type="date" office:date-value="2021-07-05T00:18:05.37">
            <text:p>07-05 00:18</text:p>
          </table:table-cell>
          <table:table-cell office:value-type="float" office:value="1">
            <text:p>1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100];&quot;-&quot;;[.F100])" office:value-type="string" office:string-value="AFG-1:1:1">
            <text:p>AFG-1:1:1</text:p>
          </table:table-cell>
          <table:table-cell office:value-type="string">
            <text:p>A</text:p>
          </table:table-cell>
          <table:table-cell table:style-name="ce18" table:formula="of:=VLOOKUP([.H100];entries_item_list_3;2)" office:value-type="string" office:string-value="スペアミント">
            <text:p>スペアミント</text:p>
          </table:table-cell>
          <table:table-cell/>
          <table:table-cell table:formula="of:=VLOOKUP([.J100];entries_item_list_3;2)" office:value-type="float" office:value="0">
            <text:p>#N/A</text:p>
          </table:table-cell>
          <table:table-cell/>
          <table:table-cell table:formula="of:=VLOOKUP([.L100];entries_item_list_3;2)" office:value-type="float" office:value="0">
            <text:p>#N/A</text:p>
          </table:table-cell>
          <table:table-cell table:formula="of:=LEFT([.E100];1)" office:value-type="string" office:string-value="A">
            <text:p>A</text:p>
          </table:table-cell>
          <table:table-cell table:formula="of:=MID([.E100];2;1)" office:value-type="string" office:string-value="F">
            <text:p>F</text:p>
          </table:table-cell>
          <table:table-cell table:formula="of:=RIGHT([.E100];1)" office:value-type="string" office:string-value="G">
            <text:p>G</text:p>
          </table:table-cell>
          <table:table-cell table:formula="of:=VLOOKUP([.N100];entries_item_list_3;2)" office:value-type="string" office:string-value="スペアミント">
            <text:p>スペアミント</text:p>
          </table:table-cell>
          <table:table-cell table:formula="of:=VLOOKUP([.O100];entries_item_list_3;2)" office:value-type="string" office:string-value="ディル">
            <text:p>ディル</text:p>
          </table:table-cell>
          <table:table-cell table:formula="of:=VLOOKUP([.P10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date" office:date-value="2021-07-05T00:18:07.27">
            <text:p>07-05 00:18</text:p>
          </table:table-cell>
          <table:table-cell office:value-type="date" office:date-value="2021-07-05T00:31:12.52">
            <text:p>07-05 00:31</text:p>
          </table:table-cell>
          <table:table-cell office:value-type="float" office:value="2">
            <text:p>2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101];&quot;-&quot;;[.F101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8" table:formula="of:=VLOOKUP([.H10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01];entries_item_list_3;2)" office:value-type="string" office:string-value="ペパーミント">
            <text:p>ペパーミント</text:p>
          </table:table-cell>
          <table:table-cell/>
          <table:table-cell table:formula="of:=VLOOKUP([.L101];entries_item_list_3;2)" office:value-type="float" office:value="0">
            <text:p>#N/A</text:p>
          </table:table-cell>
          <table:table-cell table:formula="of:=LEFT([.E101];1)" office:value-type="string" office:string-value="F">
            <text:p>F</text:p>
          </table:table-cell>
          <table:table-cell table:formula="of:=MID([.E101];2;1)" office:value-type="string" office:string-value="G">
            <text:p>G</text:p>
          </table:table-cell>
          <table:table-cell table:formula="of:=RIGHT([.E101];1)" office:value-type="string" office:string-value="I">
            <text:p>I</text:p>
          </table:table-cell>
          <table:table-cell table:formula="of:=VLOOKUP([.N101];entries_item_list_3;2)" office:value-type="string" office:string-value="ディル">
            <text:p>ディル</text:p>
          </table:table-cell>
          <table:table-cell table:formula="of:=VLOOKUP([.O101];entries_item_list_3;2)" office:value-type="string" office:string-value="セージ">
            <text:p>セージ</text:p>
          </table:table-cell>
          <table:table-cell table:formula="of:=VLOOKUP([.P101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date" office:date-value="2021-07-07T00:02:55.43">
            <text:p>07-07 00:02</text:p>
          </table:table-cell>
          <table:table-cell office:value-type="date" office:date-value="2021-07-07T00:09:54.01">
            <text:p>07-07 00:09</text:p>
          </table:table-cell>
          <table:table-cell office:value-type="float" office:value="1">
            <text:p>1</text:p>
          </table:table-cell>
          <table:table-cell office:value-type="string">
            <text:p>AFI</text:p>
          </table:table-cell>
          <table:table-cell office:value-type="string">
            <text:p>1:1:1</text:p>
          </table:table-cell>
          <table:table-cell table:formula="of:=CONCATENATE([.E102];&quot;-&quot;;[.F102])" office:value-type="string" office:string-value="AFI-1:1:1">
            <text:p>AFI-1:1:1</text:p>
          </table:table-cell>
          <table:table-cell office:value-type="string">
            <text:p>A</text:p>
          </table:table-cell>
          <table:table-cell table:style-name="ce18" table:formula="of:=VLOOKUP([.H102];entries_item_list_3;2)" office:value-type="string" office:string-value="スペアミント">
            <text:p>スペアミント</text:p>
          </table:table-cell>
          <table:table-cell/>
          <table:table-cell table:formula="of:=VLOOKUP([.J102];entries_item_list_3;2)" office:value-type="float" office:value="0">
            <text:p>#N/A</text:p>
          </table:table-cell>
          <table:table-cell/>
          <table:table-cell table:formula="of:=VLOOKUP([.L102];entries_item_list_3;2)" office:value-type="float" office:value="0">
            <text:p>#N/A</text:p>
          </table:table-cell>
          <table:table-cell table:formula="of:=LEFT([.E102];1)" office:value-type="string" office:string-value="A">
            <text:p>A</text:p>
          </table:table-cell>
          <table:table-cell table:formula="of:=MID([.E102];2;1)" office:value-type="string" office:string-value="F">
            <text:p>F</text:p>
          </table:table-cell>
          <table:table-cell table:formula="of:=RIGHT([.E102];1)" office:value-type="string" office:string-value="I">
            <text:p>I</text:p>
          </table:table-cell>
          <table:table-cell table:formula="of:=VLOOKUP([.N102];entries_item_list_3;2)" office:value-type="string" office:string-value="スペアミント">
            <text:p>スペアミント</text:p>
          </table:table-cell>
          <table:table-cell table:formula="of:=VLOOKUP([.O102];entries_item_list_3;2)" office:value-type="string" office:string-value="ディル">
            <text:p>ディル</text:p>
          </table:table-cell>
          <table:table-cell table:formula="of:=VLOOKUP([.P102];entries_item_list_3;2)" office:value-type="string" office:string-value="ペパーミント">
            <text:p>ペパーミント</text:p>
          </table:table-cell>
          <table:table-cell office:value-type="string">
            <text:p>스피어민트. 맛. 부드러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21-07-07T00:21:50.639999">
            <text:p>07-07 00:21</text:p>
          </table:table-cell>
          <table:table-cell office:value-type="date" office:date-value="2021-07-07T00:24:55.4">
            <text:p>07-07 00:24</text:p>
          </table:table-cell>
          <table:table-cell office:value-type="float" office:value="2">
            <text:p>2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103];&quot;-&quot;;[.F103])" office:value-type="string" office:string-value="DFG-1:1:1">
            <text:p>DFG-1:1:1</text:p>
          </table:table-cell>
          <table:table-cell office:value-type="string">
            <text:p>G</text:p>
          </table:table-cell>
          <table:table-cell table:style-name="ce18" table:formula="of:=VLOOKUP([.H103];entries_item_list_3;2)" office:value-type="string" office:string-value="セージ">
            <text:p>セージ</text:p>
          </table:table-cell>
          <table:table-cell/>
          <table:table-cell table:formula="of:=VLOOKUP([.J103];entries_item_list_3;2)" office:value-type="float" office:value="0">
            <text:p>#N/A</text:p>
          </table:table-cell>
          <table:table-cell/>
          <table:table-cell table:formula="of:=VLOOKUP([.L103];entries_item_list_3;2)" office:value-type="float" office:value="0">
            <text:p>#N/A</text:p>
          </table:table-cell>
          <table:table-cell table:formula="of:=LEFT([.E103];1)" office:value-type="string" office:string-value="D">
            <text:p>D</text:p>
          </table:table-cell>
          <table:table-cell table:formula="of:=MID([.E103];2;1)" office:value-type="string" office:string-value="F">
            <text:p>F</text:p>
          </table:table-cell>
          <table:table-cell table:formula="of:=RIGHT([.E103];1)" office:value-type="string" office:string-value="G">
            <text:p>G</text:p>
          </table:table-cell>
          <table:table-cell table:formula="of:=VLOOKUP([.N103];entries_item_list_3;2)" office:value-type="string" office:string-value="赤紫蘇">
            <text:p>赤紫蘇</text:p>
          </table:table-cell>
          <table:table-cell table:formula="of:=VLOOKUP([.O103];entries_item_list_3;2)" office:value-type="string" office:string-value="ディル">
            <text:p>ディル</text:p>
          </table:table-cell>
          <table:table-cell table:formula="of:=VLOOKUP([.P103];entries_item_list_3;2)" office:value-type="string" office:string-value="セージ">
            <text:p>セージ</text:p>
          </table:table-cell>
          <table:table-cell office:value-type="string">
            <text:p>딜. 거의 모르겠다. 붉은 차조기. 같다. / 세이지의 맛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date" office:date-value="2021-07-08T00:15:00">
            <text:p>07-08 00:15</text:p>
          </table:table-cell>
          <table:table-cell office:value-type="date" office:date-value="2021-07-08T00:20:26.02">
            <text:p>07-08 00:2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1:2</text:p>
          </table:table-cell>
          <table:table-cell table:formula="of:=CONCATENATE([.E104];&quot;-&quot;;[.F104])" office:value-type="string" office:string-value="BF-1:2">
            <text:p>BF-1:2</text:p>
          </table:table-cell>
          <table:table-cell office:value-type="string">
            <text:p>F</text:p>
          </table:table-cell>
          <table:table-cell table:style-name="ce18" table:formula="of:=VLOOKUP([.H104];entries_item_list_3;2)" office:value-type="string" office:string-value="ディル">
            <text:p>ディル</text:p>
          </table:table-cell>
          <table:table-cell/>
          <table:table-cell table:formula="of:=VLOOKUP([.J104];entries_item_list_3;2)" office:value-type="float" office:value="0">
            <text:p>#N/A</text:p>
          </table:table-cell>
          <table:table-cell/>
          <table:table-cell table:formula="of:=VLOOKUP([.L104];entries_item_list_3;2)" office:value-type="float" office:value="0">
            <text:p>#N/A</text:p>
          </table:table-cell>
          <table:table-cell table:formula="of:=LEFT([.E104];1)" office:value-type="string" office:string-value="B">
            <text:p>B</text:p>
          </table:table-cell>
          <table:table-cell table:formula="of:=MID([.E104];2;1)" office:value-type="string" office:string-value="F">
            <text:p>F</text:p>
          </table:table-cell>
          <table:table-cell table:formula="of:=RIGHT([.E104];1)" office:value-type="string" office:string-value="F">
            <text:p>F</text:p>
          </table:table-cell>
          <table:table-cell table:formula="of:=VLOOKUP([.N104];entries_item_list_3;2)" office:value-type="string" office:string-value="ローズマリー">
            <text:p>ローズマリー</text:p>
          </table:table-cell>
          <table:table-cell table:formula="of:=VLOOKUP([.O104];entries_item_list_3;2)" office:value-type="string" office:string-value="ディル">
            <text:p>ディル</text:p>
          </table:table-cell>
          <table:table-cell table:formula="of:=VLOOKUP([.P104];entries_item_list_3;2)" office:value-type="string" office:string-value="ディル">
            <text:p>ディル</text:p>
          </table:table-cell>
          <table:table-cell office:value-type="string">
            <text:p>맛은 딜. 다만, 로즈마리의 싱그러움이 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99">
            <text:p>99</text:p>
          </table:table-cell>
          <table:table-cell office:value-type="date" office:date-value="2021-07-08T00:21:29.63">
            <text:p>07-08 00:21</text:p>
          </table:table-cell>
          <table:table-cell office:value-type="date" office:date-value="2021-07-08T00:33:06.04">
            <text:p>07-08 00:33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1:2</text:p>
          </table:table-cell>
          <table:table-cell table:formula="of:=CONCATENATE([.E105];&quot;-&quot;;[.F105])" office:value-type="string" office:string-value="BG-1:2">
            <text:p>BG-1:2</text:p>
          </table:table-cell>
          <table:table-cell office:value-type="string">
            <text:p>G</text:p>
          </table:table-cell>
          <table:table-cell table:style-name="ce18" table:formula="of:=VLOOKUP([.H105];entries_item_list_3;2)" office:value-type="string" office:string-value="セージ">
            <text:p>セージ</text:p>
          </table:table-cell>
          <table:table-cell/>
          <table:table-cell table:formula="of:=VLOOKUP([.J105];entries_item_list_3;2)" office:value-type="float" office:value="0">
            <text:p>#N/A</text:p>
          </table:table-cell>
          <table:table-cell/>
          <table:table-cell table:formula="of:=VLOOKUP([.L105];entries_item_list_3;2)" office:value-type="float" office:value="0">
            <text:p>#N/A</text:p>
          </table:table-cell>
          <table:table-cell table:formula="of:=LEFT([.E105];1)" office:value-type="string" office:string-value="B">
            <text:p>B</text:p>
          </table:table-cell>
          <table:table-cell table:formula="of:=MID([.E105];2;1)" office:value-type="string" office:string-value="G">
            <text:p>G</text:p>
          </table:table-cell>
          <table:table-cell table:formula="of:=RIGHT([.E105];1)" office:value-type="string" office:string-value="G">
            <text:p>G</text:p>
          </table:table-cell>
          <table:table-cell table:formula="of:=VLOOKUP([.N105];entries_item_list_3;2)" office:value-type="string" office:string-value="ローズマリー">
            <text:p>ローズマリー</text:p>
          </table:table-cell>
          <table:table-cell table:formula="of:=VLOOKUP([.O105];entries_item_list_3;2)" office:value-type="string" office:string-value="セージ">
            <text:p>セージ</text:p>
          </table:table-cell>
          <table:table-cell table:formula="of:=VLOOKUP([.P105];entries_item_list_3;2)" office:value-type="string" office:string-value="セージ">
            <text:p>セージ</text:p>
          </table:table-cell>
          <table:table-cell office:value-type="string">
            <text:p>뭔가, 싱그러움. 가벼움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date" office:date-value="2021-07-08T00:45:08.06">
            <text:p>07-08 00:45</text:p>
          </table:table-cell>
          <table:table-cell office:value-type="date" office:date-value="2021-07-08T00:50:16.95">
            <text:p>07-08 00:5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E106];&quot;-&quot;;[.F106])" office:value-type="string" office:string-value="AB-1:2">
            <text:p>AB-1:2</text:p>
          </table:table-cell>
          <table:table-cell office:value-type="string">
            <text:p>B</text:p>
          </table:table-cell>
          <table:table-cell table:style-name="ce18" table:formula="of:=VLOOKUP([.H106];entries_item_list_3;2)" office:value-type="string" office:string-value="ローズマリー">
            <text:p>ローズマリー</text:p>
          </table:table-cell>
          <table:table-cell/>
          <table:table-cell table:formula="of:=VLOOKUP([.J106];entries_item_list_3;2)" office:value-type="float" office:value="0">
            <text:p>#N/A</text:p>
          </table:table-cell>
          <table:table-cell/>
          <table:table-cell table:formula="of:=VLOOKUP([.L106];entries_item_list_3;2)" office:value-type="float" office:value="0">
            <text:p>#N/A</text:p>
          </table:table-cell>
          <table:table-cell table:formula="of:=LEFT([.E106];1)" office:value-type="string" office:string-value="A">
            <text:p>A</text:p>
          </table:table-cell>
          <table:table-cell table:formula="of:=MID([.E106];2;1)" office:value-type="string" office:string-value="B">
            <text:p>B</text:p>
          </table:table-cell>
          <table:table-cell table:formula="of:=RIGHT([.E106];1)" office:value-type="string" office:string-value="B">
            <text:p>B</text:p>
          </table:table-cell>
          <table:table-cell table:formula="of:=VLOOKUP([.N106];entries_item_list_3;2)" office:value-type="string" office:string-value="スペアミント">
            <text:p>スペアミント</text:p>
          </table:table-cell>
          <table:table-cell table:formula="of:=VLOOKUP([.O106];entries_item_list_3;2)" office:value-type="string" office:string-value="ローズマリー">
            <text:p>ローズマリー</text:p>
          </table:table-cell>
          <table:table-cell table:formula="of:=VLOOKUP([.P106];entries_item_list_3;2)" office:value-type="string" office:string-value="ローズマリー">
            <text:p>ローズマリー</text:p>
          </table:table-cell>
          <table:table-cell office:value-type="string">
            <text:p>싱그러움. 로즈마리 만의 경우에 비해, 잎 냄새가 없다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office:value-type="string">
            <text:p>ADG</text:p>
          </table:table-cell>
          <table:table-cell/>
          <table:table-cell table:formula="of:=CONCATENATE([.E107];&quot;-&quot;;[.F107])" office:value-type="string" office:string-value="ADG-">
            <text:p>ADG-</text:p>
          </table:table-cell>
          <table:table-cell/>
          <table:table-cell table:style-name="ce18" table:formula="of:=VLOOKUP([.H107];entries_item_list_3;2)" office:value-type="float" office:value="0">
            <text:p>#N/A</text:p>
          </table:table-cell>
          <table:table-cell/>
          <table:table-cell table:formula="of:=VLOOKUP([.J107];entries_item_list_3;2)" office:value-type="float" office:value="0">
            <text:p>#N/A</text:p>
          </table:table-cell>
          <table:table-cell/>
          <table:table-cell table:formula="of:=VLOOKUP([.L107];entries_item_list_3;2)" office:value-type="float" office:value="0">
            <text:p>#N/A</text:p>
          </table:table-cell>
          <table:table-cell table:formula="of:=LEFT([.E107];1)" office:value-type="string" office:string-value="A">
            <text:p>A</text:p>
          </table:table-cell>
          <table:table-cell table:formula="of:=MID([.E107];2;1)" office:value-type="string" office:string-value="D">
            <text:p>D</text:p>
          </table:table-cell>
          <table:table-cell table:formula="of:=RIGHT([.E107];1)" office:value-type="string" office:string-value="G">
            <text:p>G</text:p>
          </table:table-cell>
          <table:table-cell table:formula="of:=VLOOKUP([.N107];entries_item_list_3;2)" office:value-type="string" office:string-value="スペアミント">
            <text:p>スペアミント</text:p>
          </table:table-cell>
          <table:table-cell table:formula="of:=VLOOKUP([.O107];entries_item_list_3;2)" office:value-type="string" office:string-value="赤紫蘇">
            <text:p>赤紫蘇</text:p>
          </table:table-cell>
          <table:table-cell table:formula="of:=VLOOKUP([.P10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office:value-type="string">
            <text:p>ADF</text:p>
          </table:table-cell>
          <table:table-cell/>
          <table:table-cell table:formula="of:=CONCATENATE([.E108];&quot;-&quot;;[.F108])" office:value-type="string" office:string-value="ADF-">
            <text:p>ADF-</text:p>
          </table:table-cell>
          <table:table-cell/>
          <table:table-cell table:style-name="ce18" table:formula="of:=VLOOKUP([.H108];entries_item_list_3;2)" office:value-type="float" office:value="0">
            <text:p>#N/A</text:p>
          </table:table-cell>
          <table:table-cell/>
          <table:table-cell table:formula="of:=VLOOKUP([.J108];entries_item_list_3;2)" office:value-type="float" office:value="0">
            <text:p>#N/A</text:p>
          </table:table-cell>
          <table:table-cell/>
          <table:table-cell table:formula="of:=VLOOKUP([.L108];entries_item_list_3;2)" office:value-type="float" office:value="0">
            <text:p>#N/A</text:p>
          </table:table-cell>
          <table:table-cell table:formula="of:=LEFT([.E108];1)" office:value-type="string" office:string-value="A">
            <text:p>A</text:p>
          </table:table-cell>
          <table:table-cell table:formula="of:=MID([.E108];2;1)" office:value-type="string" office:string-value="D">
            <text:p>D</text:p>
          </table:table-cell>
          <table:table-cell table:formula="of:=RIGHT([.E108];1)" office:value-type="string" office:string-value="F">
            <text:p>F</text:p>
          </table:table-cell>
          <table:table-cell table:formula="of:=VLOOKUP([.N108];entries_item_list_3;2)" office:value-type="string" office:string-value="スペアミント">
            <text:p>スペアミント</text:p>
          </table:table-cell>
          <table:table-cell table:formula="of:=VLOOKUP([.O108];entries_item_list_3;2)" office:value-type="string" office:string-value="赤紫蘇">
            <text:p>赤紫蘇</text:p>
          </table:table-cell>
          <table:table-cell table:formula="of:=VLOOKUP([.P108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9];&quot;-&quot;;[.F109])" office:value-type="string" office:string-value="-">
            <text:p>-</text:p>
          </table:table-cell>
          <table:table-cell/>
          <table:table-cell table:style-name="ce18" table:formula="of:=VLOOKUP([.H109];entries_item_list_3;2)" office:value-type="float" office:value="0">
            <text:p>#N/A</text:p>
          </table:table-cell>
          <table:table-cell/>
          <table:table-cell table:formula="of:=VLOOKUP([.J109];entries_item_list_3;2)" office:value-type="float" office:value="0">
            <text:p>#N/A</text:p>
          </table:table-cell>
          <table:table-cell/>
          <table:table-cell table:formula="of:=VLOOKUP([.L109];entries_item_list_3;2)" office:value-type="float" office:value="0">
            <text:p>#N/A</text:p>
          </table:table-cell>
          <table:table-cell table:formula="of:=LEFT([.E109];1)">
            <text:p/>
          </table:table-cell>
          <table:table-cell table:formula="of:=MID([.E109];2;1)">
            <text:p/>
          </table:table-cell>
          <table:table-cell table:formula="of:=RIGHT([.E109];1)">
            <text:p/>
          </table:table-cell>
          <table:table-cell table:formula="of:=VLOOKUP([.N109];entries_item_list_3;2)" office:value-type="float" office:value="0">
            <text:p>#N/A</text:p>
          </table:table-cell>
          <table:table-cell table:formula="of:=VLOOKUP([.O109];entries_item_list_3;2)" office:value-type="float" office:value="0">
            <text:p>#N/A</text:p>
          </table:table-cell>
          <table:table-cell table:formula="of:=VLOOKUP([.P10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0];&quot;-&quot;;[.F110])" office:value-type="string" office:string-value="-">
            <text:p>-</text:p>
          </table:table-cell>
          <table:table-cell/>
          <table:table-cell table:style-name="ce18" table:formula="of:=VLOOKUP([.H110];entries_item_list_3;2)" office:value-type="float" office:value="0">
            <text:p>#N/A</text:p>
          </table:table-cell>
          <table:table-cell/>
          <table:table-cell table:formula="of:=VLOOKUP([.J110];entries_item_list_3;2)" office:value-type="float" office:value="0">
            <text:p>#N/A</text:p>
          </table:table-cell>
          <table:table-cell/>
          <table:table-cell table:formula="of:=VLOOKUP([.L110];entries_item_list_3;2)" office:value-type="float" office:value="0">
            <text:p>#N/A</text:p>
          </table:table-cell>
          <table:table-cell table:formula="of:=LEFT([.E110];1)">
            <text:p/>
          </table:table-cell>
          <table:table-cell table:formula="of:=MID([.E110];2;1)">
            <text:p/>
          </table:table-cell>
          <table:table-cell table:formula="of:=RIGHT([.E110];1)">
            <text:p/>
          </table:table-cell>
          <table:table-cell table:formula="of:=VLOOKUP([.N110];entries_item_list_3;2)" office:value-type="float" office:value="0">
            <text:p>#N/A</text:p>
          </table:table-cell>
          <table:table-cell table:formula="of:=VLOOKUP([.O110];entries_item_list_3;2)" office:value-type="float" office:value="0">
            <text:p>#N/A</text:p>
          </table:table-cell>
          <table:table-cell table:formula="of:=VLOOKUP([.P11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8T00:50:18.64">
            <text:p>2021/7/8 0:50</text:p>
          </table:table-cell>
          <table:table-cell table:style-name="ce6" table:formula="of:=NOW()" office:value-type="date" office:date-value="2021-07-08T00:50:18.64">
            <text:p>2021/7/8 0:50</text:p>
          </table:table-cell>
          <table:table-cell table:number-columns-repeated="3" table:style-name="ce6" office:value-type="string">
            <text:p>*</text:p>
          </table:table-cell>
          <table:table-cell table:number-columns-repeated="13" table:style-name="ce11" office:value-type="string">
            <text:p>*</text:p>
          </table:table-cell>
          <table:table-cell table:style-name="ce13" table:formula="of:=NOW()" office:value-type="date" office:date-value="2021-07-08T00:50:19.98">
            <text:p>2021/7/8 0:50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2"/>
        </table:table-row>
        <table:table-row table:style-name="ro5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114];[.N114])" office:value-type="string" office:string-value="A2">
            <text:p>A2</text:p>
          </table:table-cell>
          <table:table-cell table:style-name="ce10" table:formula="of:=COUNTIF([.$E$2:.$E$110];[.O114])" office:value-type="float" office:value="1">
            <text:p>1</text:p>
          </table:table-cell>
          <table:table-cell table:style-name="ce26" office:value-type="string">
            <text:p>1:1</text:p>
          </table:table-cell>
          <table:table-cell table:style-name="ce10" table:formula="of:=CONCATENATE([.$N$125];&quot;-&quot;;[.Q117])" office:value-type="string" office:string-value="I-3">
            <text:p>I-3</text:p>
          </table:table-cell>
          <table:table-cell table:style-name="ce10" table:formula="of:=COUNTIF(list_of_concatenated_id;[.R11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B</text:p>
          </table:table-cell>
          <table:table-cell table:style-name="ce10" table:formula="of:=CONCATENATE([.K115];[.N115])" office:value-type="string" office:string-value="AB">
            <text:p>AB</text:p>
          </table:table-cell>
          <table:table-cell table:style-name="ce10" table:formula="of:=COUNTIF([.$E$2:.$E$110];[.O115])" office:value-type="float" office:value="10">
            <text:p>10</text:p>
          </table:table-cell>
          <table:table-cell table:style-name="ce26" office:value-type="string">
            <text:p>1:2</text:p>
          </table:table-cell>
          <table:table-cell table:style-name="ce10" table:formula="of:=CONCATENATE([.$O$114];&quot;-&quot;;[.Q116])" office:value-type="string" office:string-value="A2-2:1">
            <text:p>A2-2:1</text:p>
          </table:table-cell>
          <table:table-cell table:style-name="ce10" table:formula="of:=COUNTIF(list_of_concatenated_id;[.R11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14];[.N116])" office:value-type="string" office:string-value="AD">
            <text:p>AD</text:p>
          </table:table-cell>
          <table:table-cell table:style-name="ce10" table:formula="of:=COUNTIF([.$E$2:.$E$110];[.O116])" office:value-type="float" office:value="12">
            <text:p>12</text:p>
          </table:table-cell>
          <table:table-cell table:style-name="ce26" office:value-type="string">
            <text:p>2:1</text:p>
          </table:table-cell>
          <table:table-cell table:style-name="ce10" table:formula="of:=CONCATENATE([.$O$114];&quot;-&quot;;[.Q117])" office:value-type="string" office:string-value="A2-3">
            <text:p>A2-3</text:p>
          </table:table-cell>
          <table:table-cell table:style-name="ce10" table:formula="of:=COUNTIF(list_of_concatenated_id;[.R11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16];[.N117])" office:value-type="string" office:string-value="AE">
            <text:p>AE</text:p>
          </table:table-cell>
          <table:table-cell table:style-name="ce10" table:formula="of:=COUNTIF([.$E$2:.$E$110];[.O117])" office:value-type="float" office:value="0">
            <text:p>0</text:p>
          </table:table-cell>
          <table:table-cell table:style-name="ce26" office:value-type="string">
            <text:p>3</text:p>
          </table:table-cell>
          <table:table-cell table:style-name="ce10" table:formula="of:=CONCATENATE([.$O$115];&quot;-&quot;;[.Q114])" office:value-type="string" office:string-value="AB-1:1">
            <text:p>AB-1:1</text:p>
          </table:table-cell>
          <table:table-cell table:style-name="ce10" table:formula="of:=COUNTIF(list_of_concatenated_id;[.R117])" office:value-type="float" office:value="6">
            <text:p>6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17];[.N118])" office:value-type="string" office:string-value="AF">
            <text:p>AF</text:p>
          </table:table-cell>
          <table:table-cell table:style-name="ce10" table:formula="of:=COUNTIF([.$E$2:.$E$110];[.O118])" office:value-type="float" office:value="5">
            <text:p>5</text:p>
          </table:table-cell>
          <table:table-cell table:style-name="ce26" office:value-type="string">
            <text:p>1:1:1</text:p>
          </table:table-cell>
          <table:table-cell table:style-name="ce10" table:formula="of:=CONCATENATE([.$O$115];&quot;-&quot;;[.Q115])" office:value-type="string" office:string-value="AB-1:2">
            <text:p>AB-1:2</text:p>
          </table:table-cell>
          <table:table-cell table:style-name="ce10" table:formula="of:=COUNTIF(list_of_concatenated_id;[.R11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18];[.N119])" office:value-type="string" office:string-value="AG">
            <text:p>AG</text:p>
          </table:table-cell>
          <table:table-cell table:style-name="ce10" table:formula="of:=COUNTIF([.$E$2:.$E$110];[.O119])" office:value-type="float" office:value="8">
            <text:p>8</text:p>
          </table:table-cell>
          <table:table-cell table:style-name="ce26"/>
          <table:table-cell table:style-name="ce10" table:formula="of:=CONCATENATE([.$O$115];&quot;-&quot;;[.Q116])" office:value-type="string" office:string-value="AB-2:1">
            <text:p>AB-2:1</text:p>
          </table:table-cell>
          <table:table-cell table:style-name="ce10" table:formula="of:=COUNTIF(list_of_concatenated_id;[.R11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20];[.N120])" office:value-type="string" office:string-value="BD">
            <text:p>BD</text:p>
          </table:table-cell>
          <table:table-cell table:style-name="ce10" table:formula="of:=COUNTIF([.$E$2:.$E$110];[.O120])" office:value-type="float" office:value="2">
            <text:p>2</text:p>
          </table:table-cell>
          <table:table-cell table:style-name="ce26"/>
          <table:table-cell table:style-name="ce10" table:formula="of:=CONCATENATE([.$O$116];&quot;-&quot;;[.Q114])" office:value-type="string" office:string-value="AD-1:1">
            <text:p>AD-1:1</text:p>
          </table:table-cell>
          <table:table-cell table:style-name="ce10" table:formula="of:=COUNTIF(list_of_concatenated_id;[.R12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21];[.N121])" office:value-type="string" office:string-value="BF">
            <text:p>BF</text:p>
          </table:table-cell>
          <table:table-cell table:style-name="ce10" table:formula="of:=COUNTIF([.$E$2:.$E$110];[.O121])" office:value-type="float" office:value="1">
            <text:p>1</text:p>
          </table:table-cell>
          <table:table-cell table:style-name="ce26"/>
          <table:table-cell table:style-name="ce10" table:formula="of:=CONCATENATE([.$O$116];&quot;-&quot;;[.Q115])" office:value-type="string" office:string-value="AD-1:2">
            <text:p>AD-1:2</text:p>
          </table:table-cell>
          <table:table-cell table:style-name="ce10" table:formula="of:=COUNTIF(list_of_concatenated_id;[.R121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22];[.N122])" office:value-type="string" office:string-value="BG">
            <text:p>BG</text:p>
          </table:table-cell>
          <table:table-cell table:style-name="ce10" table:formula="of:=COUNTIF([.$E$2:.$E$110];[.O122])" office:value-type="float" office:value="1">
            <text:p>1</text:p>
          </table:table-cell>
          <table:table-cell table:style-name="ce26"/>
          <table:table-cell table:style-name="ce10" table:formula="of:=CONCATENATE([.$O$116];&quot;-&quot;;[.Q116])" office:value-type="string" office:string-value="AD-2:1">
            <text:p>AD-2:1</text:p>
          </table:table-cell>
          <table:table-cell table:style-name="ce10" table:formula="of:=COUNTIF(list_of_concatenated_id;[.R12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23];[.N123])" office:value-type="string" office:string-value="BI">
            <text:p>BI</text:p>
          </table:table-cell>
          <table:table-cell table:style-name="ce10" table:formula="of:=COUNTIF([.$E$2:.$E$110];[.O123])" office:value-type="float" office:value="0">
            <text:p>0</text:p>
          </table:table-cell>
          <table:table-cell table:style-name="ce26"/>
          <table:table-cell table:style-name="ce10" table:formula="of:=CONCATENATE([.$O$118];&quot;-&quot;;[.$Q114])" office:value-type="string" office:string-value="AF-1:1">
            <text:p>AF-1:1</text:p>
          </table:table-cell>
          <table:table-cell table:style-name="ce10" table:formula="of:=COUNTIF(list_of_concatenated_id;[.R12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19];[.N124])" office:value-type="string" office:string-value="AH">
            <text:p>AH</text:p>
          </table:table-cell>
          <table:table-cell table:style-name="ce10" table:formula="of:=COUNTIF([.$E$2:.$E$110];[.O124])" office:value-type="float" office:value="3">
            <text:p>3</text:p>
          </table:table-cell>
          <table:table-cell table:style-name="ce26"/>
          <table:table-cell table:style-name="ce10" table:formula="of:=CONCATENATE([.$O$118];&quot;-&quot;;[.$Q115])" office:value-type="string" office:string-value="AF-1:2">
            <text:p>AF-1:2</text:p>
          </table:table-cell>
          <table:table-cell table:style-name="ce10" table:formula="of:=COUNTIF(list_of_concatenated_id;[.R12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24];[.N126])" office:value-type="string" office:string-value="DE">
            <text:p>DE</text:p>
          </table:table-cell>
          <table:table-cell table:style-name="ce10" table:formula="of:=COUNTIF([.$E$2:.$E$110];[.O125])" office:value-type="float" office:value="1">
            <text:p>1</text:p>
          </table:table-cell>
          <table:table-cell table:style-name="ce26"/>
          <table:table-cell table:style-name="ce10" table:formula="of:=CONCATENATE([.$O$118];&quot;-&quot;;[.$Q116])" office:value-type="string" office:string-value="AF-2:1">
            <text:p>AF-2:1</text:p>
          </table:table-cell>
          <table:table-cell table:style-name="ce10" table:formula="of:=COUNTIF(list_of_concatenated_id;[.R12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25];[.N127])" office:value-type="string" office:string-value="DF">
            <text:p>DF</text:p>
          </table:table-cell>
          <table:table-cell table:style-name="ce10" table:formula="of:=COUNTIF([.$E$2:.$E$110];[.O126])" office:value-type="float" office:value="8">
            <text:p>8</text:p>
          </table:table-cell>
          <table:table-cell table:style-name="ce26"/>
          <table:table-cell table:style-name="ce10" table:formula="of:=CONCATENATE([.$O$119];&quot;-&quot;;[.$Q114])" office:value-type="string" office:string-value="AG-1:1">
            <text:p>AG-1:1</text:p>
          </table:table-cell>
          <table:table-cell table:style-name="ce10" table:formula="of:=COUNTIF(list_of_concatenated_id;[.R12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127])" office:value-type="float" office:value="9">
            <text:p>9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26];[.N128])" office:value-type="string" office:string-value="DG">
            <text:p>DG</text:p>
          </table:table-cell>
          <table:table-cell table:style-name="ce10" table:formula="of:=COUNTIF([.$E$2:.$E$110];[.O127])" office:value-type="float" office:value="9">
            <text:p>9</text:p>
          </table:table-cell>
          <table:table-cell table:style-name="Default"/>
          <table:table-cell table:style-name="ce10" table:formula="of:=CONCATENATE([.$O$119];&quot;-&quot;;[.$Q115])" office:value-type="string" office:string-value="AG-1:2">
            <text:p>AG-1:2</text:p>
          </table:table-cell>
          <table:table-cell table:style-name="ce10" table:formula="of:=COUNTIF(list_of_concatenated_id;[.R127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128])" office:value-type="float" office:value="3">
            <text:p>3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27];[.N129])" office:value-type="string" office:string-value="DH">
            <text:p>DH</text:p>
          </table:table-cell>
          <table:table-cell table:style-name="ce10" table:formula="of:=COUNTIF([.$E$2:.$E$110];[.O128])" office:value-type="float" office:value="5">
            <text:p>5</text:p>
          </table:table-cell>
          <table:table-cell table:style-name="Default"/>
          <table:table-cell table:style-name="ce10" table:formula="of:=CONCATENATE([.$O$119];&quot;-&quot;;[.$Q116])" office:value-type="string" office:string-value="AG-2:1">
            <text:p>AG-2:1</text:p>
          </table:table-cell>
          <table:table-cell table:style-name="ce10" table:formula="of:=COUNTIF(list_of_concatenated_id;[.R12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129])" office:value-type="float" office:value="2">
            <text:p>2</text:p>
          </table:table-cell>
          <table:table-cell table:style-name="Default" table:number-columns-repeated="3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H</text:p>
          </table:table-cell>
          <table:table-cell table:style-name="ce10" office:value-type="string">
            <text:p>DI</text:p>
          </table:table-cell>
          <table:table-cell table:style-name="ce10" table:formula="of:=COUNTIF([.$E$2:.$E$110];[.O129])" office:value-type="float" office:value="1">
            <text:p>1</text:p>
          </table:table-cell>
          <table:table-cell table:style-name="Default"/>
          <table:table-cell table:style-name="ce10" table:formula="of:=CONCATENATE([.$O$124];&quot;-&quot;;[.$Q115])" office:value-type="string" office:string-value="AH-1:2">
            <text:p>AH-1:2</text:p>
          </table:table-cell>
          <table:table-cell table:style-name="ce10" table:formula="of:=COUNTIF(list_of_concatenated_id;[.R129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X</text:p>
          </table:table-cell>
          <table:table-cell table:style-name="ce10" table:formula="of:=CONCATENATE([.K128];[.N130])" office:value-type="string" office:string-value="DX">
            <text:p>DX</text:p>
          </table:table-cell>
          <table:table-cell table:style-name="ce10" table:formula="of:=COUNTIF([.$E$2:.$E$110];[.O130])" office:value-type="float" office:value="2">
            <text:p>2</text:p>
          </table:table-cell>
          <table:table-cell table:style-name="Default"/>
          <table:table-cell table:style-name="ce10" table:formula="of:=CONCATENATE([.$O$124];&quot;-&quot;;[.$Q116])" office:value-type="string" office:string-value="AH-2:1">
            <text:p>AH-2:1</text:p>
          </table:table-cell>
          <table:table-cell table:style-name="ce10" table:formula="of:=COUNTIF(list_of_concatenated_id;[.R13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K129];[.N131])" office:value-type="string" office:string-value="FG">
            <text:p>FG</text:p>
          </table:table-cell>
          <table:table-cell table:style-name="ce10" table:formula="of:=COUNTIF([.$E$2:.$E$110];[.O131])" office:value-type="float" office:value="6">
            <text:p>6</text:p>
          </table:table-cell>
          <table:table-cell table:style-name="Default"/>
          <table:table-cell table:style-name="ce10" table:formula="of:=CONCATENATE([.$O$120];&quot;-&quot;;[.$Q115])" office:value-type="string" office:string-value="BD-1:2">
            <text:p>BD-1:2</text:p>
          </table:table-cell>
          <table:table-cell table:style-name="ce10" table:formula="of:=COUNTIF(list_of_concatenated_id;[.R13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3"/>
          <table:table-cell table:style-name="Default" office:value-type="string">
            <text:p>H</text:p>
          </table:table-cell>
          <table:table-cell table:style-name="ce10" table:formula="of:=CONCATENATE([.K130];[.N132])" office:value-type="string" office:string-value="FH">
            <text:p>FH</text:p>
          </table:table-cell>
          <table:table-cell table:style-name="ce10" table:formula="of:=COUNTIF([.$E$2:.$E$110];[.O132])" office:value-type="float" office:value="3">
            <text:p>3</text:p>
          </table:table-cell>
          <table:table-cell table:style-name="Default"/>
          <table:table-cell table:style-name="ce10" table:formula="of:=CONCATENATE([.$O$120];&quot;-&quot;;[.$Q116])" office:value-type="string" office:string-value="BD-2:1">
            <text:p>BD-2:1</text:p>
          </table:table-cell>
          <table:table-cell table:style-name="ce10" table:formula="of:=COUNTIF(list_of_concatenated_id;[.R13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3"/>
          <table:table-cell table:style-name="Default" office:value-type="string">
            <text:p>H</text:p>
          </table:table-cell>
          <table:table-cell table:style-name="ce10" table:formula="of:=CONCATENATE([.K131];[.N133])" office:value-type="string" office:string-value="GH">
            <text:p>GH</text:p>
          </table:table-cell>
          <table:table-cell table:style-name="ce10" table:formula="of:=COUNTIF([.$E$2:.$E$110];[.O133])" office:value-type="float" office:value="4">
            <text:p>4</text:p>
          </table:table-cell>
          <table:table-cell table:style-name="Default"/>
          <table:table-cell table:style-name="ce10" table:formula="of:=CONCATENATE([.$O$121];&quot;-&quot;;[.$Q115])" office:value-type="string" office:string-value="BF-1:2">
            <text:p>BF-1:2</text:p>
          </table:table-cell>
          <table:table-cell table:style-name="ce10" table:formula="of:=COUNTIF(list_of_concatenated_id;[.R13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4"/>
          <table:table-cell table:style-name="Default" office:value-type="string">
            <text:p>G2</text:p>
          </table:table-cell>
          <table:table-cell table:style-name="ce10" table:formula="of:=COUNTIF([.$E$2:.$E$110];[.O134])" office:value-type="float" office:value="1">
            <text:p>1</text:p>
          </table:table-cell>
          <table:table-cell table:style-name="Default"/>
          <table:table-cell table:style-name="ce10" table:formula="of:=CONCATENATE([.$O$121];&quot;-&quot;;[.$Q116])" office:value-type="string" office:string-value="BF-2:1">
            <text:p>BF-2:1</text:p>
          </table:table-cell>
          <table:table-cell table:style-name="ce10" table:formula="of:=COUNTIF(list_of_concatenated_id;[.R13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2];&quot;-&quot;;[.$Q115])" office:value-type="string" office:string-value="BG-1:2">
            <text:p>BG-1:2</text:p>
          </table:table-cell>
          <table:table-cell table:style-name="ce10" table:formula="of:=COUNTIF(list_of_concatenated_id;[.R13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2];&quot;-&quot;;[.$Q116])" office:value-type="string" office:string-value="BG-2:1">
            <text:p>BG-2:1</text:p>
          </table:table-cell>
          <table:table-cell table:style-name="ce10" table:formula="of:=COUNTIF(list_of_concatenated_id;[.R13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M137];[.N137];[.O137])" office:value-type="string" office:string-value="DFG">
            <text:p>DFG</text:p>
          </table:table-cell>
          <table:table-cell table:style-name="Default"/>
          <table:table-cell table:style-name="ce10" table:formula="of:=CONCATENATE([.$N$116];&quot;-&quot;;[.$Q117])" office:value-type="string" office:string-value="D-3">
            <text:p>D-3</text:p>
          </table:table-cell>
          <table:table-cell table:style-name="ce10" table:formula="of:=COUNTIF(list_of_concatenated_id;[.R13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M138];[.N138];[.O138])" office:value-type="string" office:string-value="DFH">
            <text:p>DFH</text:p>
          </table:table-cell>
          <table:table-cell table:style-name="Default"/>
          <table:table-cell table:style-name="ce10" table:formula="of:=CONCATENATE([.$O$126];&quot;-&quot;;[.$Q114])" office:value-type="string" office:string-value="DF-1:1">
            <text:p>DF-1:1</text:p>
          </table:table-cell>
          <table:table-cell table:style-name="ce10" table:formula="of:=COUNTIF(list_of_concatenated_id;[.R13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M139];[.N139];[.O139])" office:value-type="string" office:string-value="AFG">
            <text:p>AFG</text:p>
          </table:table-cell>
          <table:table-cell table:style-name="Default"/>
          <table:table-cell table:style-name="ce10" table:formula="of:=CONCATENATE([.$O$126];&quot;-&quot;;[.$Q115])" office:value-type="string" office:string-value="DF-1:2">
            <text:p>DF-1:2</text:p>
          </table:table-cell>
          <table:table-cell table:style-name="ce10" table:formula="of:=COUNTIF(list_of_concatenated_id;[.R139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M140];[.N140];[.O140])" office:value-type="string" office:string-value="AFI">
            <text:p>AFI</text:p>
          </table:table-cell>
          <table:table-cell table:style-name="Default"/>
          <table:table-cell table:style-name="ce10" table:formula="of:=CONCATENATE([.$O$126];&quot;-&quot;;[.$Q116])" office:value-type="string" office:string-value="DF-2:1">
            <text:p>DF-2:1</text:p>
          </table:table-cell>
          <table:table-cell table:style-name="ce10" table:formula="of:=COUNTIF(list_of_concatenated_id;[.R140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M141];[.N141];[.O141])" office:value-type="string" office:string-value="FGI">
            <text:p>FGI</text:p>
          </table:table-cell>
          <table:table-cell table:style-name="Default"/>
          <table:table-cell table:style-name="ce10" table:formula="of:=CONCATENATE([.$O$127];&quot;-&quot;;[.$Q114])" office:value-type="string" office:string-value="DG-1:1">
            <text:p>DG-1:1</text:p>
          </table:table-cell>
          <table:table-cell table:style-name="ce10" table:formula="of:=COUNTIF(list_of_concatenated_id;[.R14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7];&quot;-&quot;;[.$Q115])" office:value-type="string" office:string-value="DG-1:2">
            <text:p>DG-1:2</text:p>
          </table:table-cell>
          <table:table-cell table:style-name="ce10" table:formula="of:=COUNTIF(list_of_concatenated_id;[.R142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7];&quot;-&quot;;[.$Q116])" office:value-type="string" office:string-value="DG-2:1">
            <text:p>DG-2:1</text:p>
          </table:table-cell>
          <table:table-cell table:style-name="ce10" table:formula="of:=COUNTIF(list_of_concatenated_id;[.R143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8];&quot;-&quot;;[.$Q114])" office:value-type="string" office:string-value="DH-1:1">
            <text:p>DH-1:1</text:p>
          </table:table-cell>
          <table:table-cell table:style-name="ce10" table:formula="of:=COUNTIF(list_of_concatenated_id;[.R14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8];&quot;-&quot;;[.$Q115])" office:value-type="string" office:string-value="DH-1:2">
            <text:p>DH-1:2</text:p>
          </table:table-cell>
          <table:table-cell table:style-name="ce10" table:formula="of:=COUNTIF(list_of_concatenated_id;[.R14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8];&quot;-&quot;;[.$Q116])" office:value-type="string" office:string-value="DH-2:1">
            <text:p>DH-2:1</text:p>
          </table:table-cell>
          <table:table-cell table:style-name="ce10" table:formula="of:=COUNTIF(list_of_concatenated_id;[.R146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8];&quot;-&quot;;[.$Q117])" office:value-type="string" office:string-value="DH-3">
            <text:p>DH-3</text:p>
          </table:table-cell>
          <table:table-cell table:style-name="ce10" table:formula="of:=COUNTIF(list_of_concatenated_id;[.R14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8];&quot;-&quot;;[.$Q118])" office:value-type="string" office:string-value="DH-1:1:1">
            <text:p>DH-1:1:1</text:p>
          </table:table-cell>
          <table:table-cell table:style-name="ce10" table:formula="of:=COUNTIF(list_of_concatenated_id;[.R14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9];&quot;-&quot;;[.$Q115])" office:value-type="string" office:string-value="DI-1:2">
            <text:p>DI-1:2</text:p>
          </table:table-cell>
          <table:table-cell table:style-name="ce10" table:formula="of:=COUNTIF(list_of_concatenated_id;[.R14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9];&quot;-&quot;;[.$Q116])" office:value-type="string" office:string-value="DI-2:1">
            <text:p>DI-2:1</text:p>
          </table:table-cell>
          <table:table-cell table:style-name="ce10" table:formula="of:=COUNTIF(list_of_concatenated_id;[.R15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0];&quot;-&quot;;[.$Q114])" office:value-type="string" office:string-value="DX-1:1">
            <text:p>DX-1:1</text:p>
          </table:table-cell>
          <table:table-cell table:style-name="ce10" table:formula="of:=COUNTIF(list_of_concatenated_id;[.R15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0];&quot;-&quot;;[.$Q115])" office:value-type="string" office:string-value="DX-1:2">
            <text:p>DX-1:2</text:p>
          </table:table-cell>
          <table:table-cell table:style-name="ce10" table:formula="of:=COUNTIF(list_of_concatenated_id;[.R15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0];&quot;-&quot;;[.$Q116])" office:value-type="string" office:string-value="DX-2:1">
            <text:p>DX-2:1</text:p>
          </table:table-cell>
          <table:table-cell table:style-name="ce10" table:formula="of:=COUNTIF(list_of_concatenated_id;[.R15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1];&quot;-&quot;;[.$Q114])" office:value-type="string" office:string-value="FG-1:1">
            <text:p>FG-1:1</text:p>
          </table:table-cell>
          <table:table-cell table:style-name="ce10" table:formula="of:=COUNTIF(list_of_concatenated_id;[.R15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1];&quot;-&quot;;[.$Q115])" office:value-type="string" office:string-value="FG-1:2">
            <text:p>FG-1:2</text:p>
          </table:table-cell>
          <table:table-cell table:style-name="ce10" table:formula="of:=COUNTIF(list_of_concatenated_id;[.R155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1];&quot;-&quot;;[.$Q116])" office:value-type="string" office:string-value="FG-2:1">
            <text:p>FG-2:1</text:p>
          </table:table-cell>
          <table:table-cell table:style-name="ce10" table:formula="of:=COUNTIF(list_of_concatenated_id;[.R156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2];&quot;-&quot;;[.$Q114])" office:value-type="string" office:string-value="FH-1:1">
            <text:p>FH-1:1</text:p>
          </table:table-cell>
          <table:table-cell table:style-name="ce10" table:formula="of:=COUNTIF(list_of_concatenated_id;[.R15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2];&quot;-&quot;;[.$Q115])" office:value-type="string" office:string-value="FH-1:2">
            <text:p>FH-1:2</text:p>
          </table:table-cell>
          <table:table-cell table:style-name="ce10" table:formula="of:=COUNTIF(list_of_concatenated_id;[.R15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2];&quot;-&quot;;[.$Q116])" office:value-type="string" office:string-value="FH-2:1">
            <text:p>FH-2:1</text:p>
          </table:table-cell>
          <table:table-cell table:style-name="ce10" table:formula="of:=COUNTIF(list_of_concatenated_id;[.R15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3];&quot;-&quot;;[.$Q115])" office:value-type="string" office:string-value="GH-1:2">
            <text:p>GH-1:2</text:p>
          </table:table-cell>
          <table:table-cell table:style-name="ce10" table:formula="of:=COUNTIF(list_of_concatenated_id;[.R160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3];&quot;-&quot;;[.$Q116])" office:value-type="string" office:string-value="GH-2:1">
            <text:p>GH-2:1</text:p>
          </table:table-cell>
          <table:table-cell table:style-name="ce10" table:formula="of:=COUNTIF(list_of_concatenated_id;[.R16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4];&quot;-&quot;;[.$Q117])" office:value-type="string" office:string-value="G2-3">
            <text:p>G2-3</text:p>
          </table:table-cell>
          <table:table-cell table:style-name="ce10" table:formula="of:=COUNTIF(list_of_concatenated_id;[.R16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37];&quot;-&quot;;[.$Q118])" office:value-type="string" office:string-value="DFG-1:1:1">
            <text:p>DFG-1:1:1</text:p>
          </table:table-cell>
          <table:table-cell table:style-name="ce10" table:formula="of:=COUNTIF(list_of_concatenated_id;[.R16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39];&quot;-&quot;;[.$Q118])" office:value-type="string" office:string-value="AFG-1:1:1">
            <text:p>AFG-1:1:1</text:p>
          </table:table-cell>
          <table:table-cell table:style-name="ce10" table:formula="of:=COUNTIF(list_of_concatenated_id;[.R16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40];&quot;-&quot;;[.$Q118])" office:value-type="string" office:string-value="AFI-1:1:1">
            <text:p>AFI-1:1:1</text:p>
          </table:table-cell>
          <table:table-cell table:style-name="ce10" table:formula="of:=COUNTIF(list_of_concatenated_id;[.R16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41];&quot;-&quot;;[.$Q118])" office:value-type="string" office:string-value="FGI-1:1:1">
            <text:p>FGI-1:1:1</text:p>
          </table:table-cell>
          <table:table-cell table:style-name="ce10" table:formula="of:=COUNTIF(list_of_concatenated_id;[.R166])" office:value-type="float" office:value="2">
            <text:p>2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8T00:50:20">
            <text:p>2021/7/8 0:50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08T00:50:20">
            <text:p>2021/7/8 0:50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8T00:50:20.02">
            <text:p>2021/7/8 0:50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08T00:50:20.02">
            <text:p>2021/7/8 0:50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08T00:50:20.03">
            <text:p>2021/7/8 0:50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Q$103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14:.$G$125"/>
        <table:named-range table:name="list_of_id_numbers" table:base-cell-address="$list_3.$A$1" table:cell-range-address="$list_3.$A$2:.$A$110"/>
        <table:named-range table:name="list_of_concatenated_id" table:base-cell-address="$list_3.$D$96" table:cell-range-address="$list_3.$G$2:.$G$110"/>
      </table:named-expressions>
      <table:database-ranges>
        <table:database-range table:target-range-address="list_3.A2:list_3.AMJ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8">2021/07/08</text:date>, <text:time>00:50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08T00:50:19.60</dc:date>
    <dc:creator>iwabuchi ken</dc:creator>
    <meta:editing-duration>P1DT7H10M44S</meta:editing-duration>
    <meta:editing-cycles>356</meta:editing-cycles>
    <meta:generator>OpenOffice/4.1.3$Win32 OpenOffice.org_project/413m1$Build-9783</meta:generator>
    <meta:document-statistic meta:table-count="6" meta:cell-count="2900" meta:object-count="0"/>
  </office:meta>
</office:document-meta>
</file>